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15" style:family="table-column">
      <style:table-column-properties fo:break-before="auto" style:column-width="51.7pt"/>
    </style:style>
    <style:style style:name="co18" style:family="table-column">
      <style:table-column-properties fo:break-before="auto" style:column-width="46.29pt"/>
    </style:style>
    <style:style style:name="co35" style:family="table-column">
      <style:table-column-properties fo:break-before="auto" style:column-width="56.35pt"/>
    </style:style>
    <style:style style:name="co16" style:family="table-column">
      <style:table-column-properties fo:break-before="auto" style:column-width="47.85pt"/>
    </style:style>
    <style:style style:name="co36" style:family="table-column">
      <style:table-column-properties fo:break-before="auto" style:column-width="53.26pt"/>
    </style:style>
    <style:style style:name="co14" style:family="table-column">
      <style:table-column-properties fo:break-before="auto" style:column-width="48.61pt"/>
    </style:style>
    <style:style style:name="co37" style:family="table-column">
      <style:table-column-properties fo:break-before="auto" style:column-width="57.09pt"/>
    </style:style>
    <style:style style:name="co21" style:family="table-column">
      <style:table-column-properties fo:break-before="auto" style:column-width="47.06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11" style:family="table-column">
      <style:table-column-properties fo:break-before="auto" style:column-width="54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49.2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co74" style:family="table-column">
      <style:table-column-properties fo:break-before="auto" style:column-width="39.34pt"/>
    </style:style>
    <style:style style:name="co75" style:family="table-column">
      <style:table-column-properties fo:break-before="auto" style:column-width="30.84pt"/>
    </style:style>
    <style:style style:name="co76" style:family="table-column">
      <style:table-column-properties fo:break-before="auto" style:column-width="34.7pt"/>
    </style:style>
    <style:style style:name="co77" style:family="table-column">
      <style:table-column-properties fo:break-before="auto" style:column-width="263.2pt"/>
    </style:style>
    <style:style style:name="co78" style:family="table-column">
      <style:table-column-properties fo:break-before="auto" style:column-width="66.36pt"/>
    </style:style>
    <style:style style:name="co79" style:family="table-column">
      <style:table-column-properties fo:break-before="auto" style:column-width="45.5pt"/>
    </style:style>
    <style:style style:name="co80" style:family="table-column">
      <style:table-column-properties fo:break-before="auto" style:column-width="50.14pt"/>
    </style:style>
    <style:style style:name="co81" style:family="table-column">
      <style:table-column-properties fo:break-before="auto" style:column-width="54.79pt"/>
    </style:style>
    <style:style style:name="co82" style:family="table-column">
      <style:table-column-properties fo:break-before="auto" style:column-width="135.0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ro15" style:family="table-row">
      <style:table-row-properties style:row-height="7.46pt" fo:break-before="auto" style:use-optimal-row-height="false"/>
    </style:style>
    <style:style style:name="ro16" style:family="table-row">
      <style:table-row-properties style:row-height="13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0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103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104" style:family="table-cell" style:parent-style-name="Default">
      <style:table-cell-properties fo:border-bottom="0.74pt solid #000000" fo:wrap-option="wrap" fo:border-left="none" fo:border-right="none" fo:border-top="none"/>
      <style:text-properties style:text-position=""/>
    </style:style>
    <style:style style:name="ce105" style:family="table-cell" style:parent-style-name="Default">
      <style:table-cell-properties fo:border-bottom="none" fo:wrap-option="wrap" fo:border-left="none" fo:border-right="none" fo:border-top="0.74pt solid #000000"/>
      <style:text-properties style:text-position=""/>
    </style:style>
    <style:style style:name="ce106" style:family="table-cell" style:parent-style-name="Default">
      <style:text-properties fo:color="#666666" style:text-position=""/>
    </style:style>
    <style:style style:name="ce107" style:family="table-cell" style:parent-style-name="Default">
      <style:table-cell-properties fo:wrap-option="wrap"/>
      <style:text-properties style:use-window-font-color="true" style:text-position="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0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11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 style:text-position=""/>
    </style:style>
    <style:style style:name="ce114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15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11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 style:text-position=""/>
    </style:style>
    <style:style style:name="ce117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118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120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21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22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12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position=""/>
    </style:style>
    <style:style style:name="ce12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style:text-position=""/>
    </style:style>
    <style:style style:name="ce1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  <style:text-properties fo:color="#ce181e"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8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8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99" style:family="table-cell" style:parent-style-name="Default">
      <style:text-properties style:use-window-font-color="true" style:text-position=""/>
    </style:style>
    <style:style style:name="ce12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133" style:family="table-cell" style:parent-style-name="Default">
      <style:text-properties style:text-position="" fo:font-weight="bold" style:font-weight-asian="bold" style:font-weight-complex="bold"/>
    </style:style>
    <style:style style:name="ce134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82">
      <style:text-properties style:text-position=""/>
    </style:style>
    <style:style style:name="ce1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4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91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92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47" style:family="table-cell" style:parent-style-name="Default" style:data-style-name="N37">
      <style:text-properties style:text-position="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4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5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5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6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fo:border="none"/>
      <style:text-properties style:text-position=""/>
    </style:style>
    <style:style style:name="ce164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position="" style:text-underline-style="none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68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3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42">
      <style:table-cell-properties style:vertical-align="middle"/>
      <style:text-properties style:text-position="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194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8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9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wrap-option="wrap"/>
    </style:style>
    <style:style style:name="ce2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02" style:family="table-cell" style:parent-style-name="Default">
      <style:table-cell-properties fo:wrap-option="wrap" style:vertical-align="middle"/>
    </style:style>
    <style:style style:name="ce20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08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20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12" style:family="table-cell" style:parent-style-name="Default" style:data-style-name="N42"/>
    <style:style style:name="ce213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vertical-align="middle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2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2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3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3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3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3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3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3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3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24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5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6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color="#cc0000" fo:font-size="10pt" style:text-underline-style="none" fo:font-weight="normal" style:font-size-asian="10pt" style:font-weight-asian="normal" style:font-size-complex="10pt" style:font-weight-complex="normal"/>
    </style:style>
    <style:style style:name="ce27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27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7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7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4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8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7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8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82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8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84" style:family="table-cell" style:parent-style-name="Default" style:data-style-name="N42">
      <style:table-cell-properties style:vertical-align="middle"/>
    </style:style>
    <style:style style:name="ce285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86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9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0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91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2" style:family="table-cell" style:parent-style-name="Default">
      <style:table-cell-properties fo:wrap-option="wrap" style:vertical-align="middle"/>
      <style:text-properties style:use-window-font-color="true"/>
    </style:style>
    <style:style style:name="ce293" style:family="table-cell" style:parent-style-name="Default">
      <style:text-properties style:use-window-font-color="true"/>
    </style:style>
    <style:style style:name="ce29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95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96" style:family="table-cell" style:parent-style-name="Default">
      <style:table-cell-properties fo:border-bottom="0.74pt solid #000000" fo:border-left="none" fo:border-right="none" fo:border-top="none"/>
    </style:style>
    <style:style style:name="ce297" style:family="table-cell" style:parent-style-name="Default">
      <style:table-cell-properties fo:border-bottom="none" fo:border-left="none" fo:border-right="none" fo:border-top="0.74pt solid #000000"/>
    </style:style>
    <style:style style:name="ce298" style:family="table-cell" style:parent-style-name="Default">
      <style:table-cell-properties fo:border-bottom="0.74pt solid #000000" fo:wrap-option="wrap" fo:border-left="none" fo:border-right="none" fo:border-top="none"/>
    </style:style>
    <style:style style:name="ce299" style:family="table-cell" style:parent-style-name="Default">
      <style:table-cell-properties fo:border-bottom="none" fo:wrap-option="wrap" fo:border-left="none" fo:border-right="none" fo:border-top="0.74pt solid #000000"/>
    </style:style>
    <style:style style:name="ce300" style:family="table-cell" style:parent-style-name="Default">
      <style:text-properties fo:color="#666666"/>
    </style:style>
    <style:style style:name="ce301" style:family="table-cell" style:parent-style-name="Default">
      <style:table-cell-properties fo:wrap-option="wrap"/>
      <style:text-properties style:use-window-font-color="true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30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0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0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30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31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1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1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1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1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1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31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2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2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27" style:family="table-cell" style:parent-style-name="Default">
      <style:text-properties fo:font-weight="bold" style:font-weight-asian="bold" style:font-weight-complex="bold"/>
    </style:style>
    <style:style style:name="ce328" style:family="table-cell" style:parent-style-name="Default">
      <style:text-properties style:use-window-font-color="true" fo:font-weight="bold" style:font-weight-asian="bold" style:font-weight-complex="bold"/>
    </style:style>
    <style:style style:name="ce3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0" style:family="table-cell" style:parent-style-name="Default">
      <style:text-properties style:use-window-font-color="true" fo:font-weight="normal" style:font-weight-asian="normal" style:font-weight-complex="normal"/>
    </style:style>
    <style:style style:name="ce3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2" style:family="table-cell" style:parent-style-name="Default" style:data-style-name="N82"/>
    <style:style style:name="ce333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33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6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41" style:family="table-cell" style:parent-style-name="Default" style:data-style-name="N37"/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4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4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5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5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5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57" style:family="table-cell" style:parent-style-name="Default">
      <style:table-cell-properties fo:border="none"/>
    </style:style>
    <style:style style:name="ce35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35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6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5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7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8" style:family="table-cell" style:parent-style-name="Default">
      <style:text-properties fo:font-size="12pt" style:font-size-asian="12pt" style:font-size-complex="12pt"/>
    </style:style>
    <style:style style:name="ce36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7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7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7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1pt" style:font-size-asian="11pt" style:font-weight-asian="bold" style:font-size-complex="11pt" style:font-weight-complex="bold"/>
    </style:style>
    <style:style style:name="T1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font-name="Liberation Sans"/>
    </style:style>
    <style:style style:name="T1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weight-asian="bold" style:font-weight-complex="bold"/>
    </style:style>
    <style:style style:name="T28" style:family="text">
      <style:text-properties fo:font-size="11pt" fo:font-weight="normal" style:font-size-asian="11pt" style:font-size-complex="11pt" style:font-weight-asian="normal" style:font-weight-complex="normal"/>
    </style:style>
    <style:style style:name="T29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31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3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34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1pt" style:font-size-asian="11pt" style:font-size-complex="11pt" style:font-weight-asian="bold" style:font-weight-complex="bold"/>
    </style:style>
    <style:style style:name="T3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3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4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4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74" table:default-cell-style-name="ce217"/>
        <table:table-column table:style-name="co75" table:default-cell-style-name="ce215"/>
        <table:table-column table:style-name="co76" table:default-cell-style-name="ce215"/>
        <table:table-column table:style-name="co11" table:default-cell-style-name="ce215"/>
        <table:table-column table:style-name="co77" table:default-cell-style-name="ce243"/>
        <table:table-column table:style-name="co78" table:default-cell-style-name="ce204"/>
        <table:table-column table:style-name="co14" table:default-cell-style-name="ce214"/>
        <table:table-column table:style-name="co15" table:default-cell-style-name="ce214"/>
        <table:table-column table:style-name="co16" table:default-cell-style-name="ce214"/>
        <table:table-column table:style-name="co17" table:default-cell-style-name="ce214"/>
        <table:table-column table:style-name="co18" table:default-cell-style-name="ce214"/>
        <table:table-column table:style-name="co17" table:default-cell-style-name="ce214"/>
        <table:table-column table:style-name="co79" table:default-cell-style-name="ce214"/>
        <table:table-column table:style-name="co80" table:default-cell-style-name="ce214"/>
        <table:table-column table:style-name="co21" table:default-cell-style-name="ce214"/>
        <table:table-column table:style-name="co81" table:default-cell-style-name="ce214"/>
        <table:table-column table:style-name="co16" table:default-cell-style-name="ce214"/>
        <table:table-column table:style-name="co14" table:default-cell-style-name="ce214"/>
        <table:table-column table:style-name="co82" table:default-cell-style-name="ce202"/>
        <table:table-column table:style-name="co3" table:default-cell-style-name="ce202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271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18" office:value-type="string" calcext:value-type="string">
            <text:p>Pre-</text:p>
          </table:table-cell>
          <table:table-cell table:style-name="ce196" office:value-type="string" calcext:value-type="string">
            <text:p>Post</text:p>
          </table:table-cell>
          <table:table-cell table:style-name="ce196" office:value-type="string" calcext:value-type="string" table:number-columns-spanned="2" table:number-rows-spanned="1">
            <text:p>Day to</text:p>
          </table:table-cell>
          <table:covered-table-cell/>
          <table:table-cell table:style-name="ce244" office:value-type="string" calcext:value-type="string">
            <text:p>Image Content and</text:p>
          </table:table-cell>
          <table:table-cell table:style-name="ce254" office:value-type="string" calcext:value-type="string">
            <text:p>Link</text:p>
          </table:table-cell>
          <table:table-cell table:style-name="ce255" office:value-type="string" calcext:value-type="string" table:number-columns-spanned="2" table:number-rows-spanned="1">
            <text:p>Pinterest</text:p>
          </table:table-cell>
          <table:covered-table-cell table:style-name="ce272"/>
          <table:table-cell table:style-name="ce255" office:value-type="string" calcext:value-type="string" table:number-columns-spanned="2" table:number-rows-spanned="1">
            <text:p>Facebook</text:p>
          </table:table-cell>
          <table:covered-table-cell table:style-name="ce283"/>
          <table:table-cell table:style-name="ce255" office:value-type="string" calcext:value-type="string" table:number-columns-spanned="2" table:number-rows-spanned="1">
            <text:p>LinkedIn</text:p>
          </table:table-cell>
          <table:covered-table-cell table:style-name="ce283"/>
          <table:table-cell table:style-name="ce255" office:value-type="string" calcext:value-type="string" table:number-columns-spanned="2" table:number-rows-spanned="1">
            <text:p>Twitter</text:p>
          </table:table-cell>
          <table:covered-table-cell table:style-name="ce283"/>
          <table:table-cell table:style-name="ce255" office:value-type="string" calcext:value-type="string" table:number-columns-spanned="2" table:number-rows-spanned="1">
            <text:p>Tumblr</text:p>
          </table:table-cell>
          <table:covered-table-cell table:style-name="ce283"/>
          <table:table-cell table:style-name="ce255" office:value-type="string" calcext:value-type="string" table:number-columns-spanned="2" table:number-rows-spanned="1">
            <text:p>Instagram</text:p>
          </table:table-cell>
          <table:covered-table-cell table:style-name="ce283"/>
          <table:table-cell table:style-name="ce285" table:number-columns-repeated="2"/>
          <table:table-cell table:number-columns-repeated="1004"/>
        </table:table-row>
        <table:table-row table:style-name="ro4">
          <table:table-cell table:style-name="ce196" office:value-type="string" calcext:value-type="string">
            <text:p>fix</text:p>
          </table:table-cell>
          <table:table-cell table:style-name="ce196" office:value-type="string" calcext:value-type="string">
            <text:p>No.</text:p>
          </table:table-cell>
          <table:table-cell table:style-name="ce196" office:value-type="string" calcext:value-type="string" table:number-columns-spanned="2" table:number-rows-spanned="1">
            <text:p>Drip It</text:p>
          </table:table-cell>
          <table:covered-table-cell table:style-name="ce196"/>
          <table:table-cell table:style-name="ce244" office:value-type="string" calcext:value-type="string">
            <text:p>Portrait, If Applicable</text:p>
          </table:table-cell>
          <table:table-cell table:style-name="ce255" office:value-type="string" calcext:value-type="string">
            <text:p>To</text:p>
          </table:table-cell>
          <table:table-cell table:style-name="ce255" office:value-type="string" calcext:value-type="string">
            <text:p>Date</text:p>
          </table:table-cell>
          <table:table-cell table:style-name="ce255" office:value-type="string" calcext:value-type="string">
            <text:p>Time</text:p>
          </table:table-cell>
          <table:table-cell table:style-name="ce255" office:value-type="string" calcext:value-type="string">
            <text:p>Date</text:p>
          </table:table-cell>
          <table:table-cell table:style-name="ce255" office:value-type="string" calcext:value-type="string">
            <text:p>Time</text:p>
          </table:table-cell>
          <table:table-cell table:style-name="ce255" office:value-type="string" calcext:value-type="string">
            <text:p>Date</text:p>
          </table:table-cell>
          <table:table-cell table:style-name="ce255" office:value-type="string" calcext:value-type="string">
            <text:p>Time</text:p>
          </table:table-cell>
          <table:table-cell table:style-name="ce255" office:value-type="string" calcext:value-type="string">
            <text:p>Date</text:p>
          </table:table-cell>
          <table:table-cell table:style-name="ce255" office:value-type="string" calcext:value-type="string">
            <text:p>Time</text:p>
          </table:table-cell>
          <table:table-cell table:style-name="ce255" office:value-type="string" calcext:value-type="string">
            <text:p>Date</text:p>
          </table:table-cell>
          <table:table-cell table:style-name="ce255" office:value-type="string" calcext:value-type="string">
            <text:p>Time</text:p>
          </table:table-cell>
          <table:table-cell table:style-name="ce255" office:value-type="string" calcext:value-type="string">
            <text:p>Date</text:p>
          </table:table-cell>
          <table:table-cell table:style-name="ce255" office:value-type="string" calcext:value-type="string">
            <text:p>Time</text:p>
          </table:table-cell>
          <table:table-cell table:style-name="ce286" office:value-type="string" calcext:value-type="string">
            <text:p>Comments</text:p>
          </table:table-cell>
          <table:table-cell table:style-name="ce286"/>
          <table:table-cell table:number-columns-repeated="1004"/>
        </table:table-row>
        <table:table-row table:style-name="ro15">
          <table:table-cell table:style-name="ce219"/>
          <table:table-cell table:number-columns-repeated="3"/>
          <table:table-cell table:style-name="ce245"/>
          <table:table-cell table:style-name="ce256"/>
          <table:table-cell table:style-name="ce261"/>
          <table:table-cell table:style-name="ce273"/>
          <table:table-cell table:style-name="ce261"/>
          <table:table-cell table:style-name="ce273"/>
          <table:table-cell table:style-name="ce261"/>
          <table:table-cell table:style-name="ce273"/>
          <table:table-cell table:style-name="ce261"/>
          <table:table-cell table:style-name="ce273"/>
          <table:table-cell table:style-name="ce261"/>
          <table:table-cell table:style-name="ce273"/>
          <table:table-cell table:style-name="ce261"/>
          <table:table-cell table:style-name="ce273"/>
          <table:table-cell table:style-name="ce286" table:number-columns-repeated="2"/>
          <table:table-cell table:number-columns-repeated="1004"/>
        </table:table-row>
        <table:table-row table:style-name="ro16">
          <table:table-cell table:style-name="ce220" office:value-type="string" calcext:value-type="string">
            <text:p>0a</text:p>
          </table:table-cell>
          <table:table-cell table:style-name="ce229" office:value-type="float" office:value="1" calcext:value-type="float">
            <text:p>1</text:p>
          </table:table-cell>
          <table:table-cell table:style-name="ce233" office:value-type="string" calcext:value-type="string">
            <text:p>Thu</text:p>
          </table:table-cell>
          <table:table-cell table:style-name="ce236" office:value-type="date" office:date-value="2020-02-13" calcext:value-type="date">
            <text:p>02-13</text:p>
          </table:table-cell>
          <table:table-cell table:style-name="ce246" office:value-type="string" calcext:value-type="string">
            <text:p>0a-my_process – Introduce the 6-Step Process</text:p>
          </table:table-cell>
          <table:table-cell table:style-name="ce257" office:value-type="string" calcext:value-type="string">
            <text:p>A-AP</text:p>
          </table:table-cell>
          <table:table-cell table:style-name="ce262" office:value-type="date" office:date-value="2020-02-13" calcext:value-type="date">
            <text:p>02-13</text:p>
          </table:table-cell>
          <table:table-cell table:style-name="ce274" office:value-type="time" office:time-value="PT13H45M00S" calcext:value-type="time">
            <text:p>01:45 PM</text:p>
          </table:table-cell>
          <table:table-cell table:style-name="ce262" office:value-type="date" office:date-value="2020-02-13" calcext:value-type="date">
            <text:p>02-13</text:p>
          </table:table-cell>
          <table:table-cell table:style-name="ce274" office:value-type="time" office:time-value="PT13H45M00S" calcext:value-type="time">
            <text:p>01:45 PM</text:p>
          </table:table-cell>
          <table:table-cell table:style-name="ce262" office:value-type="date" office:date-value="2020-02-13" calcext:value-type="date">
            <text:p>02-13</text:p>
          </table:table-cell>
          <table:table-cell table:style-name="ce274" office:value-type="time" office:time-value="PT13H45M00S" calcext:value-type="time">
            <text:p>01:45 PM</text:p>
          </table:table-cell>
          <table:table-cell table:style-name="ce262" office:value-type="date" office:date-value="2020-02-13" calcext:value-type="date">
            <text:p>02-13</text:p>
          </table:table-cell>
          <table:table-cell table:style-name="ce274" office:value-type="time" office:time-value="PT13H45M00S" calcext:value-type="time">
            <text:p>01:45 PM</text:p>
          </table:table-cell>
          <table:table-cell table:style-name="ce262" office:value-type="date" office:date-value="2020-02-13" calcext:value-type="date">
            <text:p>02-13</text:p>
          </table:table-cell>
          <table:table-cell table:style-name="ce274" office:value-type="time" office:time-value="PT13H45M00S" calcext:value-type="time">
            <text:p>01:45 PM</text:p>
          </table:table-cell>
          <table:table-cell table:style-name="ce262" office:value-type="date" office:date-value="2020-02-13" calcext:value-type="date">
            <text:p>02-13</text:p>
          </table:table-cell>
          <table:table-cell table:style-name="ce274" office:value-type="time" office:time-value="PT13H45M00S" calcext:value-type="time">
            <text:p>01:45 PM</text:p>
          </table:table-cell>
          <table:table-cell table:style-name="ce287" office:value-type="string" calcext:value-type="string">
            <text:p>0a-my_process</text:p>
          </table:table-cell>
          <table:table-cell table:style-name="ce286"/>
          <table:table-cell table:number-columns-repeated="1004"/>
        </table:table-row>
        <table:table-row table:style-name="ro16">
          <table:table-cell table:style-name="ce221" office:value-type="string" calcext:value-type="string">
            <text:p>0b</text:p>
          </table:table-cell>
          <table:table-cell table:style-name="ce230" office:value-type="float" office:value="2" calcext:value-type="float">
            <text:p>2</text:p>
          </table:table-cell>
          <table:table-cell table:style-name="ce232" office:value-type="string" calcext:value-type="string">
            <text:p>Fri</text:p>
          </table:table-cell>
          <table:table-cell table:style-name="ce237" office:value-type="date" office:date-value="2020-02-14" calcext:value-type="date">
            <text:p>02-14</text:p>
          </table:table-cell>
          <table:table-cell table:style-name="ce247" office:value-type="string" calcext:value-type="string">
            <text:p>0b-it_evolves-tomh_1987 – <text:span text:style-name="T3">Tom H 1987</text:span></text:p>
          </table:table-cell>
          <table:table-cell table:style-name="ce258" office:value-type="string" calcext:value-type="string">
            <text:p>A-AP</text:p>
          </table:table-cell>
          <table:table-cell table:style-name="ce263" office:value-type="date" office:date-value="2020-02-14" calcext:value-type="date">
            <text:p>02-14</text:p>
          </table:table-cell>
          <table:table-cell table:style-name="ce275" office:value-type="time" office:time-value="PT13H40M00S" calcext:value-type="time">
            <text:p>01:40 PM</text:p>
          </table:table-cell>
          <table:table-cell table:style-name="ce263" office:value-type="date" office:date-value="2020-02-14" calcext:value-type="date">
            <text:p>02-14</text:p>
          </table:table-cell>
          <table:table-cell table:style-name="ce275" office:value-type="time" office:time-value="PT13H40M00S" calcext:value-type="time">
            <text:p>01:40 PM</text:p>
          </table:table-cell>
          <table:table-cell table:style-name="ce263" office:value-type="date" office:date-value="2020-02-14" calcext:value-type="date">
            <text:p>02-14</text:p>
          </table:table-cell>
          <table:table-cell table:style-name="ce275" office:value-type="time" office:time-value="PT13H40M00S" calcext:value-type="time">
            <text:p>01:40 PM</text:p>
          </table:table-cell>
          <table:table-cell table:style-name="ce263" office:value-type="date" office:date-value="2020-02-14" calcext:value-type="date">
            <text:p>02-14</text:p>
          </table:table-cell>
          <table:table-cell table:style-name="ce275" office:value-type="time" office:time-value="PT13H40M00S" calcext:value-type="time">
            <text:p>01:40 PM</text:p>
          </table:table-cell>
          <table:table-cell table:style-name="ce263" office:value-type="date" office:date-value="2020-02-14" calcext:value-type="date">
            <text:p>02-14</text:p>
          </table:table-cell>
          <table:table-cell table:style-name="ce275" office:value-type="time" office:time-value="PT13H40M00S" calcext:value-type="time">
            <text:p>01:40 PM</text:p>
          </table:table-cell>
          <table:table-cell table:style-name="ce263" office:value-type="date" office:date-value="2020-02-14" calcext:value-type="date">
            <text:p>02-14</text:p>
          </table:table-cell>
          <table:table-cell table:style-name="ce275" office:value-type="time" office:time-value="PT13H40M00S" calcext:value-type="time">
            <text:p>01:40 PM</text:p>
          </table:table-cell>
          <table:table-cell table:style-name="ce288" office:value-type="string" calcext:value-type="string">
            <text:p>0b-it_evolves-tomh_1987</text:p>
          </table:table-cell>
          <table:table-cell table:style-name="ce286"/>
          <table:table-cell table:style-name="ce214" table:number-columns-repeated="1004"/>
        </table:table-row>
        <table:table-row table:style-name="ro7">
          <table:table-cell table:style-name="ce222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238" office:value-type="date" office:date-value="2020-02-15" calcext:value-type="date">
            <text:p>02-15</text:p>
          </table:table-cell>
          <table:table-cell table:style-name="ce248" office:value-type="string" calcext:value-type="string">
            <text:p>1a-step_1 – Learn about the person</text:p>
          </table:table-cell>
          <table:table-cell table:style-name="ce215" office:value-type="string" calcext:value-type="string">
            <text:p>GR-POL</text:p>
          </table:table-cell>
          <table:table-cell table:style-name="ce264" office:value-type="date" office:date-value="2020-02-15" calcext:value-type="date">
            <text:p>02-15</text:p>
          </table:table-cell>
          <table:table-cell table:style-name="ce276" office:value-type="time" office:time-value="PT11H00M00S" calcext:value-type="time">
            <text:p>11:00 AM</text:p>
          </table:table-cell>
          <table:table-cell table:style-name="ce264" office:value-type="date" office:date-value="2020-02-15" calcext:value-type="date">
            <text:p>02-15</text:p>
          </table:table-cell>
          <table:table-cell table:style-name="ce276" office:value-type="time" office:time-value="PT11H00M00S" calcext:value-type="time">
            <text:p>11:00 AM</text:p>
          </table:table-cell>
          <table:table-cell table:style-name="ce264" office:value-type="date" office:date-value="2020-02-15" calcext:value-type="date">
            <text:p>02-15</text:p>
          </table:table-cell>
          <table:table-cell table:style-name="ce276" office:value-type="time" office:time-value="PT11H00M00S" calcext:value-type="time">
            <text:p>11:00 AM</text:p>
          </table:table-cell>
          <table:table-cell table:style-name="ce264" office:value-type="date" office:date-value="2020-02-15" calcext:value-type="date">
            <text:p>02-15</text:p>
          </table:table-cell>
          <table:table-cell table:style-name="ce276" office:value-type="time" office:time-value="PT11H00M00S" calcext:value-type="time">
            <text:p>11:00 AM</text:p>
          </table:table-cell>
          <table:table-cell table:style-name="ce264" office:value-type="date" office:date-value="2020-02-15" calcext:value-type="date">
            <text:p>02-15</text:p>
          </table:table-cell>
          <table:table-cell table:style-name="ce276" office:value-type="time" office:time-value="PT11H00M00S" calcext:value-type="time">
            <text:p>11:00 AM</text:p>
          </table:table-cell>
          <table:table-cell table:style-name="ce264" office:value-type="date" office:date-value="2020-02-15" calcext:value-type="date">
            <text:p>02-15</text:p>
          </table:table-cell>
          <table:table-cell table:style-name="ce276" office:value-type="time" office:time-value="PT11H00M00S" calcext:value-type="time">
            <text:p>11:00 AM</text:p>
          </table:table-cell>
          <table:table-cell table:style-name="ce289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22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238" office:value-type="date" office:date-value="2020-02-16" calcext:value-type="date">
            <text:p>02-16</text:p>
          </table:table-cell>
          <table:table-cell table:style-name="ce248" office:value-type="string" calcext:value-type="string">
            <text:p>1b-jeffersons_profile – <text:span text:style-name="T3">Thomas Jefferson</text:span></text:p>
          </table:table-cell>
          <table:table-cell table:style-name="ce215" office:value-type="string" calcext:value-type="string">
            <text:p>GR-POL</text:p>
          </table:table-cell>
          <table:table-cell table:style-name="ce264" office:value-type="date" office:date-value="2020-02-16" calcext:value-type="date">
            <text:p>02-16</text:p>
          </table:table-cell>
          <table:table-cell table:style-name="ce276" office:value-type="time" office:time-value="PT11H55M00S" calcext:value-type="time">
            <text:p>11:55 AM</text:p>
          </table:table-cell>
          <table:table-cell table:style-name="ce264" office:value-type="date" office:date-value="2020-02-16" calcext:value-type="date">
            <text:p>02-16</text:p>
          </table:table-cell>
          <table:table-cell table:style-name="ce276" office:value-type="time" office:time-value="PT11H55M00S" calcext:value-type="time">
            <text:p>11:55 AM</text:p>
          </table:table-cell>
          <table:table-cell table:style-name="ce264" office:value-type="date" office:date-value="2020-02-16" calcext:value-type="date">
            <text:p>02-16</text:p>
          </table:table-cell>
          <table:table-cell table:style-name="ce276" office:value-type="time" office:time-value="PT11H55M00S" calcext:value-type="time">
            <text:p>11:55 AM</text:p>
          </table:table-cell>
          <table:table-cell table:style-name="ce264" office:value-type="date" office:date-value="2020-02-16" calcext:value-type="date">
            <text:p>02-16</text:p>
          </table:table-cell>
          <table:table-cell table:style-name="ce276" office:value-type="time" office:time-value="PT11H55M00S" calcext:value-type="time">
            <text:p>11:55 AM</text:p>
          </table:table-cell>
          <table:table-cell table:style-name="ce264" office:value-type="date" office:date-value="2020-02-16" calcext:value-type="date">
            <text:p>02-16</text:p>
          </table:table-cell>
          <table:table-cell table:style-name="ce276" office:value-type="time" office:time-value="PT11H55M00S" calcext:value-type="time">
            <text:p>11:55 AM</text:p>
          </table:table-cell>
          <table:table-cell table:style-name="ce264" office:value-type="date" office:date-value="2020-02-16" calcext:value-type="date">
            <text:p>02-16</text:p>
          </table:table-cell>
          <table:table-cell table:style-name="ce276" office:value-type="time" office:time-value="PT11H55M00S" calcext:value-type="time">
            <text:p>11:55 AM</text:p>
          </table:table-cell>
          <table:table-cell table:style-name="ce289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22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238" office:value-type="date" office:date-value="2020-02-17" calcext:value-type="date">
            <text:p>02-17</text:p>
          </table:table-cell>
          <table:table-cell table:style-name="ce248" office:value-type="string" calcext:value-type="string">
            <text:p>1c-hamiltons_profile-1 – <text:span text:style-name="T3">Alexander Hamilton</text:span></text:p>
          </table:table-cell>
          <table:table-cell table:style-name="ce215" office:value-type="string" calcext:value-type="string">
            <text:p>GR-POL</text:p>
          </table:table-cell>
          <table:table-cell table:style-name="ce264" office:value-type="date" office:date-value="2020-02-17" calcext:value-type="date">
            <text:p>02-17</text:p>
          </table:table-cell>
          <table:table-cell table:style-name="ce276" office:value-type="time" office:time-value="PT10H20M00S" calcext:value-type="time">
            <text:p>10:20 AM</text:p>
          </table:table-cell>
          <table:table-cell table:style-name="ce264" office:value-type="date" office:date-value="2020-02-17" calcext:value-type="date">
            <text:p>02-17</text:p>
          </table:table-cell>
          <table:table-cell table:style-name="ce276" office:value-type="time" office:time-value="PT10H20M00S" calcext:value-type="time">
            <text:p>10:20 AM</text:p>
          </table:table-cell>
          <table:table-cell table:style-name="ce264" office:value-type="date" office:date-value="2020-02-17" calcext:value-type="date">
            <text:p>02-17</text:p>
          </table:table-cell>
          <table:table-cell table:style-name="ce276" office:value-type="time" office:time-value="PT10H20M00S" calcext:value-type="time">
            <text:p>10:20 AM</text:p>
          </table:table-cell>
          <table:table-cell table:style-name="ce264" office:value-type="date" office:date-value="2020-02-17" calcext:value-type="date">
            <text:p>02-17</text:p>
          </table:table-cell>
          <table:table-cell table:style-name="ce276" office:value-type="time" office:time-value="PT10H20M00S" calcext:value-type="time">
            <text:p>10:20 AM</text:p>
          </table:table-cell>
          <table:table-cell table:style-name="ce264" office:value-type="date" office:date-value="2020-02-17" calcext:value-type="date">
            <text:p>02-17</text:p>
          </table:table-cell>
          <table:table-cell table:style-name="ce276" office:value-type="time" office:time-value="PT10H20M00S" calcext:value-type="time">
            <text:p>10:20 AM</text:p>
          </table:table-cell>
          <table:table-cell table:style-name="ce264" office:value-type="date" office:date-value="2020-02-17" calcext:value-type="date">
            <text:p>02-17</text:p>
          </table:table-cell>
          <table:table-cell table:style-name="ce276" office:value-type="time" office:time-value="PT10H20M00S" calcext:value-type="time">
            <text:p>10:20 AM</text:p>
          </table:table-cell>
          <table:table-cell table:style-name="ce289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22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234" office:value-type="string" calcext:value-type="string">
            <text:p>Tue</text:p>
          </table:table-cell>
          <table:table-cell table:style-name="ce239" office:value-type="date" office:date-value="2020-02-18" calcext:value-type="date">
            <text:p>02-18</text:p>
          </table:table-cell>
          <table:table-cell table:style-name="ce249" office:value-type="string" calcext:value-type="string">
            <text:p><text:span text:style-name="T26">1d-combo_image – </text:span>Jefferson &amp; Hamilton</text:p>
          </table:table-cell>
          <table:table-cell table:style-name="ce215" office:value-type="string" calcext:value-type="string">
            <text:p>GR-POL</text:p>
          </table:table-cell>
          <table:table-cell table:style-name="ce264" office:value-type="date" office:date-value="2020-02-18" calcext:value-type="date">
            <text:p>02-18</text:p>
          </table:table-cell>
          <table:table-cell table:style-name="ce276" office:value-type="time" office:time-value="PT20H20M00S" calcext:value-type="time">
            <text:p>08:20 PM</text:p>
          </table:table-cell>
          <table:table-cell table:style-name="ce264" office:value-type="date" office:date-value="2020-02-18" calcext:value-type="date">
            <text:p>02-18</text:p>
          </table:table-cell>
          <table:table-cell table:style-name="ce276" office:value-type="time" office:time-value="PT20H20M00S" calcext:value-type="time">
            <text:p>08:20 PM</text:p>
          </table:table-cell>
          <table:table-cell table:style-name="ce264" office:value-type="date" office:date-value="2020-02-18" calcext:value-type="date">
            <text:p>02-18</text:p>
          </table:table-cell>
          <table:table-cell table:style-name="ce276" office:value-type="time" office:time-value="PT20H20M00S" calcext:value-type="time">
            <text:p>08:20 PM</text:p>
          </table:table-cell>
          <table:table-cell table:style-name="ce264" office:value-type="date" office:date-value="2020-02-18" calcext:value-type="date">
            <text:p>02-18</text:p>
          </table:table-cell>
          <table:table-cell table:style-name="ce276" office:value-type="time" office:time-value="PT20H20M00S" calcext:value-type="time">
            <text:p>08:20 PM</text:p>
          </table:table-cell>
          <table:table-cell table:style-name="ce264" office:value-type="date" office:date-value="2020-02-18" calcext:value-type="date">
            <text:p>02-18</text:p>
          </table:table-cell>
          <table:table-cell table:style-name="ce276" office:value-type="time" office:time-value="PT20H20M00S" calcext:value-type="time">
            <text:p>08:20 PM</text:p>
          </table:table-cell>
          <table:table-cell table:style-name="ce264" office:value-type="date" office:date-value="2020-02-18" calcext:value-type="date">
            <text:p>02-18</text:p>
          </table:table-cell>
          <table:table-cell table:style-name="ce276" office:value-type="time" office:time-value="PT20H20M00S" calcext:value-type="time">
            <text:p>08:20 PM</text:p>
          </table:table-cell>
          <table:table-cell table:style-name="ce289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20" office:value-type="string" calcext:value-type="string">
            <text:p>2a</text:p>
          </table:table-cell>
          <table:table-cell table:style-name="ce229" office:value-type="float" office:value="7" calcext:value-type="float">
            <text:p>7</text:p>
          </table:table-cell>
          <table:table-cell table:style-name="ce229" office:value-type="string" calcext:value-type="string">
            <text:p>Thu</text:p>
          </table:table-cell>
          <table:table-cell table:style-name="ce240" office:value-type="date" office:date-value="2020-02-20" calcext:value-type="date">
            <text:p>02-20</text:p>
          </table:table-cell>
          <table:table-cell table:style-name="ce250" office:value-type="string" calcext:value-type="string">
            <text:p>2a-step_2 – Step 2 – Answer a questionnaire</text:p>
          </table:table-cell>
          <table:table-cell table:style-name="ce233" office:value-type="string" calcext:value-type="string">
            <text:p>SOM-QZ</text:p>
          </table:table-cell>
          <table:table-cell table:style-name="ce262" office:value-type="date" office:date-value="2020-02-20" calcext:value-type="date">
            <text:p>02-20</text:p>
          </table:table-cell>
          <table:table-cell table:style-name="ce277" office:value-type="time" office:time-value="PT17H45M00S" calcext:value-type="time">
            <text:p>05:45 PM</text:p>
          </table:table-cell>
          <table:table-cell table:style-name="ce262" office:value-type="date" office:date-value="2020-02-20" calcext:value-type="date">
            <text:p>02-20</text:p>
          </table:table-cell>
          <table:table-cell table:style-name="ce277" office:value-type="time" office:time-value="PT17H45M00S" calcext:value-type="time">
            <text:p>05:45 PM</text:p>
          </table:table-cell>
          <table:table-cell table:style-name="ce262" office:value-type="date" office:date-value="2020-02-20" calcext:value-type="date">
            <text:p>02-20</text:p>
          </table:table-cell>
          <table:table-cell table:style-name="ce277" office:value-type="time" office:time-value="PT17H45M00S" calcext:value-type="time">
            <text:p>05:45 PM</text:p>
          </table:table-cell>
          <table:table-cell table:style-name="ce262" office:value-type="date" office:date-value="2020-02-20" calcext:value-type="date">
            <text:p>02-20</text:p>
          </table:table-cell>
          <table:table-cell table:style-name="ce277" office:value-type="time" office:time-value="PT17H45M00S" calcext:value-type="time">
            <text:p>05:45 PM</text:p>
          </table:table-cell>
          <table:table-cell table:style-name="ce262" office:value-type="date" office:date-value="2020-02-20" calcext:value-type="date">
            <text:p>02-20</text:p>
          </table:table-cell>
          <table:table-cell table:style-name="ce277" office:value-type="time" office:time-value="PT17H45M00S" calcext:value-type="time">
            <text:p>05:45 PM</text:p>
          </table:table-cell>
          <table:table-cell table:style-name="ce262" office:value-type="date" office:date-value="2020-02-20" calcext:value-type="date">
            <text:p>02-20</text:p>
          </table:table-cell>
          <table:table-cell table:style-name="ce277" office:value-type="time" office:time-value="PT17H45M00S" calcext:value-type="time">
            <text:p>05:45 PM</text:p>
          </table:table-cell>
          <table:table-cell table:style-name="ce287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223" office:value-type="string" calcext:value-type="string">
            <text:p>2b</text:p>
          </table:table-cell>
          <table:table-cell table:style-name="ce231" office:value-type="float" office:value="8" calcext:value-type="float">
            <text:p>8</text:p>
          </table:table-cell>
          <table:table-cell table:style-name="ce235" office:value-type="string" calcext:value-type="string">
            <text:p>Fri</text:p>
          </table:table-cell>
          <table:table-cell table:style-name="ce241" office:value-type="date" office:date-value="2020-02-21" calcext:value-type="date">
            <text:p>02-21</text:p>
          </table:table-cell>
          <table:table-cell table:style-name="ce251" office:value-type="string" calcext:value-type="string">
            <text:p>2b-tomh-humanmetrics – <text:span text:style-name="T3">Tom H Humanmetrics </text:span><text:span text:style-name="T27">– </text:span><text:span text:style-name="T28">later</text:span></text:p>
          </table:table-cell>
          <table:table-cell table:style-name="ce259" office:value-type="string" calcext:value-type="string">
            <text:p>SOM-QZ</text:p>
          </table:table-cell>
          <table:table-cell table:style-name="ce265" office:value-type="date" office:date-value="2020-02-21" calcext:value-type="date">
            <text:p>02-21</text:p>
          </table:table-cell>
          <table:table-cell table:style-name="ce278" office:value-type="time" office:time-value="PT17H20M00S" calcext:value-type="time">
            <text:p>05:20 PM</text:p>
          </table:table-cell>
          <table:table-cell table:style-name="ce265" office:value-type="date" office:date-value="2020-02-21" calcext:value-type="date">
            <text:p>02-21</text:p>
          </table:table-cell>
          <table:table-cell table:style-name="ce278" office:value-type="time" office:time-value="PT17H20M00S" calcext:value-type="time">
            <text:p>05:20 PM</text:p>
          </table:table-cell>
          <table:table-cell table:style-name="ce265" office:value-type="date" office:date-value="2020-02-21" calcext:value-type="date">
            <text:p>02-21</text:p>
          </table:table-cell>
          <table:table-cell table:style-name="ce278" office:value-type="time" office:time-value="PT17H20M00S" calcext:value-type="time">
            <text:p>05:20 PM</text:p>
          </table:table-cell>
          <table:table-cell table:style-name="ce265" office:value-type="date" office:date-value="2020-02-21" calcext:value-type="date">
            <text:p>02-21</text:p>
          </table:table-cell>
          <table:table-cell table:style-name="ce278" office:value-type="time" office:time-value="PT17H20M00S" calcext:value-type="time">
            <text:p>05:20 PM</text:p>
          </table:table-cell>
          <table:table-cell table:style-name="ce265" office:value-type="date" office:date-value="2020-02-21" calcext:value-type="date">
            <text:p>02-21</text:p>
          </table:table-cell>
          <table:table-cell table:style-name="ce278" office:value-type="time" office:time-value="PT17H20M00S" calcext:value-type="time">
            <text:p>05:20 PM</text:p>
          </table:table-cell>
          <table:table-cell table:style-name="ce265" office:value-type="date" office:date-value="2020-02-21" calcext:value-type="date">
            <text:p>02-21</text:p>
          </table:table-cell>
          <table:table-cell table:style-name="ce278" office:value-type="time" office:time-value="PT17H20M00S" calcext:value-type="time">
            <text:p>05:20 PM</text:p>
          </table:table-cell>
          <table:table-cell table:style-name="ce290" office:value-type="string" calcext:value-type="string">
            <text:p>2b-tomh-humanmetrics</text:p>
          </table:table-cell>
          <table:table-cell table:style-name="ce292"/>
          <table:table-cell table:style-name="ce293" table:number-columns-repeated="1004"/>
        </table:table-row>
        <table:table-row table:style-name="ro7">
          <table:table-cell table:style-name="ce224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234" office:value-type="string" calcext:value-type="string">
            <text:p>Sat</text:p>
          </table:table-cell>
          <table:table-cell table:style-name="ce239" office:value-type="date" office:date-value="2020-02-22" calcext:value-type="date">
            <text:p>02-22</text:p>
          </table:table-cell>
          <table:table-cell table:style-name="ce24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264" office:value-type="date" office:date-value="2020-02-22" calcext:value-type="date">
            <text:p>02-22</text:p>
          </table:table-cell>
          <table:table-cell table:style-name="ce276" office:value-type="time" office:time-value="PT16H55M00S" calcext:value-type="time">
            <text:p>04:55 PM</text:p>
          </table:table-cell>
          <table:table-cell table:style-name="ce264" office:value-type="date" office:date-value="2020-02-22" calcext:value-type="date">
            <text:p>02-22</text:p>
          </table:table-cell>
          <table:table-cell table:style-name="ce276" office:value-type="time" office:time-value="PT16H55M00S" calcext:value-type="time">
            <text:p>04:55 PM</text:p>
          </table:table-cell>
          <table:table-cell table:style-name="ce264" office:value-type="date" office:date-value="2020-02-22" calcext:value-type="date">
            <text:p>02-22</text:p>
          </table:table-cell>
          <table:table-cell table:style-name="ce276" office:value-type="time" office:time-value="PT16H55M00S" calcext:value-type="time">
            <text:p>04:55 PM</text:p>
          </table:table-cell>
          <table:table-cell table:style-name="ce264" office:value-type="date" office:date-value="2020-02-22" calcext:value-type="date">
            <text:p>02-22</text:p>
          </table:table-cell>
          <table:table-cell table:style-name="ce276" office:value-type="time" office:time-value="PT16H55M00S" calcext:value-type="time">
            <text:p>04:55 PM</text:p>
          </table:table-cell>
          <table:table-cell table:style-name="ce264" office:value-type="date" office:date-value="2020-02-22" calcext:value-type="date">
            <text:p>02-22</text:p>
          </table:table-cell>
          <table:table-cell table:style-name="ce276" office:value-type="time" office:time-value="PT16H55M00S" calcext:value-type="time">
            <text:p>04:55 PM</text:p>
          </table:table-cell>
          <table:table-cell table:style-name="ce264" office:value-type="date" office:date-value="2020-02-22" calcext:value-type="date">
            <text:p>02-22</text:p>
          </table:table-cell>
          <table:table-cell table:style-name="ce276" office:value-type="time" office:time-value="PT16H55M00S" calcext:value-type="time">
            <text:p>04:55 PM</text:p>
          </table:table-cell>
          <table:table-cell table:style-name="ce289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225" office:value-type="string" calcext:value-type="string">
            <text:p>2d</text:p>
          </table:table-cell>
          <table:table-cell table:style-name="ce232" office:value-type="float" office:value="10" calcext:value-type="float">
            <text:p>10</text:p>
          </table:table-cell>
          <table:table-cell table:style-name="ce232" office:value-type="string" calcext:value-type="string">
            <text:p>Sun</text:p>
          </table:table-cell>
          <table:table-cell table:style-name="ce237" office:value-type="date" office:date-value="2020-02-23" calcext:value-type="date">
            <text:p>02-23</text:p>
          </table:table-cell>
          <table:table-cell table:style-name="ce252" office:value-type="string" calcext:value-type="string">
            <text:p><text:span text:style-name="T26">2d-combo_image – </text:span>Humanmetrics &amp; MBTI</text:p>
          </table:table-cell>
          <table:table-cell table:style-name="ce230" office:value-type="string" calcext:value-type="string">
            <text:p>SOM-QZ</text:p>
          </table:table-cell>
          <table:table-cell table:style-name="ce266" office:value-type="date" office:date-value="2020-02-23" calcext:value-type="date">
            <text:p>02-23</text:p>
          </table:table-cell>
          <table:table-cell table:style-name="ce279" office:value-type="time" office:time-value="PT18H15M00S" calcext:value-type="time">
            <text:p>06:15 PM</text:p>
          </table:table-cell>
          <table:table-cell table:style-name="ce266" office:value-type="date" office:date-value="2020-02-23" calcext:value-type="date">
            <text:p>02-23</text:p>
          </table:table-cell>
          <table:table-cell table:style-name="ce279" office:value-type="time" office:time-value="PT18H15M00S" calcext:value-type="time">
            <text:p>06:15 PM</text:p>
          </table:table-cell>
          <table:table-cell table:style-name="ce266" office:value-type="date" office:date-value="2020-02-23" calcext:value-type="date">
            <text:p>02-23</text:p>
          </table:table-cell>
          <table:table-cell table:style-name="ce279" office:value-type="time" office:time-value="PT18H15M00S" calcext:value-type="time">
            <text:p>06:15 PM</text:p>
          </table:table-cell>
          <table:table-cell table:style-name="ce266" office:value-type="date" office:date-value="2020-02-23" calcext:value-type="date">
            <text:p>02-23</text:p>
          </table:table-cell>
          <table:table-cell table:style-name="ce279" office:value-type="time" office:time-value="PT18H15M00S" calcext:value-type="time">
            <text:p>06:15 PM</text:p>
          </table:table-cell>
          <table:table-cell table:style-name="ce266" office:value-type="date" office:date-value="2020-02-23" calcext:value-type="date">
            <text:p>02-23</text:p>
          </table:table-cell>
          <table:table-cell table:style-name="ce279" office:value-type="time" office:time-value="PT18H15M00S" calcext:value-type="time">
            <text:p>06:15 PM</text:p>
          </table:table-cell>
          <table:table-cell table:style-name="ce266" office:value-type="date" office:date-value="2020-02-23" calcext:value-type="date">
            <text:p>02-23</text:p>
          </table:table-cell>
          <table:table-cell table:style-name="ce279" office:value-type="time" office:time-value="PT18H15M00S" calcext:value-type="time">
            <text:p>06:15 PM</text:p>
          </table:table-cell>
          <table:table-cell table:style-name="ce288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238" office:value-type="date" office:date-value="2020-02-25" calcext:value-type="date">
            <text:p>02-25</text:p>
          </table:table-cell>
          <table:table-cell table:style-name="ce248" office:value-type="string" calcext:value-type="string">
            <text:p>3a-step_3 – Use a program to draw – later</text:p>
          </table:table-cell>
          <table:table-cell table:style-name="ce215" office:value-type="string" calcext:value-type="string">
            <text:p>GROJA</text:p>
          </table:table-cell>
          <table:table-cell table:style-name="ce264" office:value-type="date" office:date-value="2020-02-25" calcext:value-type="date">
            <text:p>02-25</text:p>
          </table:table-cell>
          <table:table-cell table:style-name="ce280" office:value-type="time" office:time-value="PT20H45M00S" calcext:value-type="time">
            <text:p>08:45 PM</text:p>
          </table:table-cell>
          <table:table-cell table:style-name="ce264" office:value-type="date" office:date-value="2020-02-25" calcext:value-type="date">
            <text:p>02-25</text:p>
          </table:table-cell>
          <table:table-cell table:style-name="ce280" office:value-type="time" office:time-value="PT20H45M00S" calcext:value-type="time">
            <text:p>08:45 PM</text:p>
          </table:table-cell>
          <table:table-cell table:style-name="ce264" office:value-type="date" office:date-value="2020-02-25" calcext:value-type="date">
            <text:p>02-25</text:p>
          </table:table-cell>
          <table:table-cell table:style-name="ce280" office:value-type="time" office:time-value="PT20H45M00S" calcext:value-type="time">
            <text:p>08:45 PM</text:p>
          </table:table-cell>
          <table:table-cell table:style-name="ce264" office:value-type="date" office:date-value="2020-02-25" calcext:value-type="date">
            <text:p>02-25</text:p>
          </table:table-cell>
          <table:table-cell table:style-name="ce280" office:value-type="time" office:time-value="PT20H45M00S" calcext:value-type="time">
            <text:p>08:45 PM</text:p>
          </table:table-cell>
          <table:table-cell table:style-name="ce264" office:value-type="date" office:date-value="2020-02-25" calcext:value-type="date">
            <text:p>02-25</text:p>
          </table:table-cell>
          <table:table-cell table:style-name="ce280" office:value-type="time" office:time-value="PT20H45M00S" calcext:value-type="time">
            <text:p>08:45 PM</text:p>
          </table:table-cell>
          <table:table-cell table:style-name="ce264" office:value-type="date" office:date-value="2020-02-25" calcext:value-type="date">
            <text:p>02-25</text:p>
          </table:table-cell>
          <table:table-cell table:style-name="ce280" office:value-type="time" office:time-value="PT20H45M00S" calcext:value-type="time">
            <text:p>08:45 PM</text:p>
          </table:table-cell>
          <table:table-cell table:style-name="ce291" office:value-type="string" calcext:value-type="string">
            <text:p>3a-step_3</text:p>
          </table:table-cell>
          <table:table-cell table:style-name="ce214"/>
          <table:table-cell table:number-columns-repeated="1004"/>
        </table:table-row>
        <table:table-row table:style-name="ro7">
          <table:table-cell table:style-name="ce224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234" office:value-type="string" calcext:value-type="string">
            <text:p>Wed</text:p>
          </table:table-cell>
          <table:table-cell table:style-name="ce239" office:value-type="date" office:date-value="2020-02-26" calcext:value-type="date">
            <text:p>02-26</text:p>
          </table:table-cell>
          <table:table-cell table:style-name="ce245" office:value-type="string" calcext:value-type="string">
            <text:p>3b-drawing-luke – <text:span text:style-name="T3">Luke Skywalker</text:span></text:p>
          </table:table-cell>
          <table:table-cell table:style-name="ce215" office:value-type="string" calcext:value-type="string">
            <text:p>GROJA</text:p>
          </table:table-cell>
          <table:table-cell table:style-name="ce264" office:value-type="date" office:date-value="2020-02-26" calcext:value-type="date">
            <text:p>02-26</text:p>
          </table:table-cell>
          <table:table-cell table:style-name="ce280" office:value-type="time" office:time-value="PT18H00M00S" calcext:value-type="time">
            <text:p>06:00 PM</text:p>
          </table:table-cell>
          <table:table-cell table:style-name="ce264" office:value-type="date" office:date-value="2020-02-26" calcext:value-type="date">
            <text:p>02-26</text:p>
          </table:table-cell>
          <table:table-cell table:style-name="ce280" office:value-type="time" office:time-value="PT18H00M00S" calcext:value-type="time">
            <text:p>06:00 PM</text:p>
          </table:table-cell>
          <table:table-cell table:style-name="ce264" office:value-type="date" office:date-value="2020-02-26" calcext:value-type="date">
            <text:p>02-26</text:p>
          </table:table-cell>
          <table:table-cell table:style-name="ce280" office:value-type="time" office:time-value="PT18H00M00S" calcext:value-type="time">
            <text:p>06:00 PM</text:p>
          </table:table-cell>
          <table:table-cell table:style-name="ce264" office:value-type="date" office:date-value="2020-02-26" calcext:value-type="date">
            <text:p>02-26</text:p>
          </table:table-cell>
          <table:table-cell table:style-name="ce280" office:value-type="time" office:time-value="PT18H00M00S" calcext:value-type="time">
            <text:p>06:00 PM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64" office:value-type="date" office:date-value="2020-02-26" calcext:value-type="date">
            <text:p>02-26</text:p>
          </table:table-cell>
          <table:table-cell table:style-name="ce280" office:value-type="time" office:time-value="PT18H00M00S" calcext:value-type="time">
            <text:p>06:00 PM</text:p>
          </table:table-cell>
          <table:table-cell table:style-name="ce291" office:value-type="string" calcext:value-type="string">
            <text:p>3b-drawing-luke</text:p>
          </table:table-cell>
          <table:table-cell table:style-name="ce214"/>
          <table:table-cell table:number-columns-repeated="1004"/>
        </table:table-row>
        <table:table-row table:style-name="ro7">
          <table:table-cell table:style-name="ce224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234" office:value-type="string" calcext:value-type="string">
            <text:p>Thu</text:p>
          </table:table-cell>
          <table:table-cell table:style-name="ce239" office:value-type="date" office:date-value="2020-02-27" calcext:value-type="date">
            <text:p>02-27</text:p>
          </table:table-cell>
          <table:table-cell table:style-name="ce248" office:value-type="string" calcext:value-type="string">
            <text:p>3c-drawing-darth – <text:span text:style-name="T3">Darth Vader</text:span></text:p>
          </table:table-cell>
          <table:table-cell table:style-name="ce215" office:value-type="string" calcext:value-type="string">
            <text:p>GROJA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91" office:value-type="string" calcext:value-type="string">
            <text:p>3c-drawing-darth</text:p>
          </table:table-cell>
          <table:table-cell table:style-name="ce214"/>
          <table:table-cell table:number-columns-repeated="1004"/>
        </table:table-row>
        <table:table-row table:style-name="ro7">
          <table:table-cell table:style-name="ce224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232" office:value-type="string" calcext:value-type="string">
            <text:p>Sat</text:p>
          </table:table-cell>
          <table:table-cell table:style-name="ce237" office:value-type="date" office:date-value="2020-02-29" calcext:value-type="date">
            <text:p>02-29</text:p>
          </table:table-cell>
          <table:table-cell table:style-name="ce249" office:value-type="string" calcext:value-type="string">
            <text:p><text:span text:style-name="T26">3d-combo_image – </text:span>Luke Skywalker &amp; Darth Vader</text:p>
          </table:table-cell>
          <table:table-cell table:style-name="ce215" office:value-type="string" calcext:value-type="string">
            <text:p>GROJA</text:p>
          </table:table-cell>
          <table:table-cell table:style-name="ce265" office:value-type="date" office:date-value="2020-02-29" calcext:value-type="date">
            <text:p>02-29</text:p>
          </table:table-cell>
          <table:table-cell table:style-name="ce280" office:value-type="time" office:time-value="PT15H30M00S" calcext:value-type="time">
            <text:p>03:30 PM</text:p>
          </table:table-cell>
          <table:table-cell table:style-name="ce265" office:value-type="date" office:date-value="2020-02-29" calcext:value-type="date">
            <text:p>02-29</text:p>
          </table:table-cell>
          <table:table-cell table:style-name="ce280" office:value-type="time" office:time-value="PT15H30M00S" calcext:value-type="time">
            <text:p>03:30 PM</text:p>
          </table:table-cell>
          <table:table-cell table:style-name="ce265" office:value-type="date" office:date-value="2020-02-29" calcext:value-type="date">
            <text:p>02-29</text:p>
          </table:table-cell>
          <table:table-cell table:style-name="ce280" office:value-type="time" office:time-value="PT15H30M00S" calcext:value-type="time">
            <text:p>03:30 PM</text:p>
          </table:table-cell>
          <table:table-cell table:style-name="ce265" office:value-type="date" office:date-value="2020-02-29" calcext:value-type="date">
            <text:p>02-29</text:p>
          </table:table-cell>
          <table:table-cell table:style-name="ce280" office:value-type="time" office:time-value="PT15H30M00S" calcext:value-type="time">
            <text:p>03:30 PM</text:p>
          </table:table-cell>
          <table:table-cell table:style-name="ce265" office:value-type="date" office:date-value="2020-02-29" calcext:value-type="date">
            <text:p>02-29</text:p>
          </table:table-cell>
          <table:table-cell table:style-name="ce280" office:value-type="time" office:time-value="PT15H30M00S" calcext:value-type="time">
            <text:p>03:30 PM</text:p>
          </table:table-cell>
          <table:table-cell table:style-name="ce265" office:value-type="date" office:date-value="2020-02-29" calcext:value-type="date">
            <text:p>02-29</text:p>
          </table:table-cell>
          <table:table-cell table:style-name="ce280" office:value-type="time" office:time-value="PT15H30M00S" calcext:value-type="time">
            <text:p>03:30 PM</text:p>
          </table:table-cell>
          <table:table-cell table:style-name="ce291" office:value-type="string" calcext:value-type="string">
            <text:p>3d-combo_image</text:p>
          </table:table-cell>
          <table:table-cell table:style-name="ce214"/>
          <table:table-cell table:number-columns-repeated="1004"/>
        </table:table-row>
        <table:table-row table:style-name="ro7">
          <table:table-cell table:style-name="ce220" office:value-type="string" calcext:value-type="string">
            <text:p>4a</text:p>
          </table:table-cell>
          <table:table-cell table:style-name="ce229" office:value-type="float" office:value="15" calcext:value-type="float">
            <text:p>15</text:p>
          </table:table-cell>
          <table:table-cell table:style-name="ce229" office:value-type="string" calcext:value-type="string">
            <text:p>Wed</text:p>
          </table:table-cell>
          <table:table-cell table:style-name="ce240" office:value-type="date" office:date-value="2020-03-04" calcext:value-type="date">
            <text:p>03-04</text:p>
          </table:table-cell>
          <table:table-cell table:style-name="ce250" office:value-type="string" calcext:value-type="string">
            <text:p>4a-step_4 – Step 4 – Post images online</text:p>
          </table:table-cell>
          <table:table-cell table:style-name="ce233" office:value-type="string" calcext:value-type="string">
            <text:p>SOM-GAL</text:p>
          </table:table-cell>
          <table:table-cell table:style-name="ce267" office:value-type="date" office:date-value="2020-03-04" calcext:value-type="date">
            <text:p>03-04</text:p>
          </table:table-cell>
          <table:table-cell table:style-name="ce281" office:value-type="time" office:time-value="PT19H30M00S" calcext:value-type="time">
            <text:p>07:30 PM</text:p>
          </table:table-cell>
          <table:table-cell table:style-name="ce267" office:value-type="date" office:date-value="2020-03-04" calcext:value-type="date">
            <text:p>03-04</text:p>
          </table:table-cell>
          <table:table-cell table:style-name="ce281" office:value-type="time" office:time-value="PT19H30M00S" calcext:value-type="time">
            <text:p>07:30 PM</text:p>
          </table:table-cell>
          <table:table-cell table:style-name="ce267" office:value-type="date" office:date-value="2020-03-04" calcext:value-type="date">
            <text:p>03-04</text:p>
          </table:table-cell>
          <table:table-cell table:style-name="ce281" office:value-type="time" office:time-value="PT19H30M00S" calcext:value-type="time">
            <text:p>07:30 PM</text:p>
          </table:table-cell>
          <table:table-cell table:style-name="ce267" office:value-type="date" office:date-value="2020-03-04" calcext:value-type="date">
            <text:p>03-04</text:p>
          </table:table-cell>
          <table:table-cell table:style-name="ce281" office:value-type="time" office:time-value="PT19H30M00S" calcext:value-type="time">
            <text:p>07:30 PM</text:p>
          </table:table-cell>
          <table:table-cell table:style-name="ce267" office:value-type="date" office:date-value="2020-03-04" calcext:value-type="date">
            <text:p>03-04</text:p>
          </table:table-cell>
          <table:table-cell table:style-name="ce281" office:value-type="time" office:time-value="PT19H30M00S" calcext:value-type="time">
            <text:p>07:30 PM</text:p>
          </table:table-cell>
          <table:table-cell table:style-name="ce267" office:value-type="date" office:date-value="2020-03-04" calcext:value-type="date">
            <text:p>03-04</text:p>
          </table:table-cell>
          <table:table-cell table:style-name="ce281" office:value-type="time" office:time-value="PT19H30M00S" calcext:value-type="time">
            <text:p>07:30 PM</text:p>
          </table:table-cell>
          <table:table-cell table:style-name="ce287" office:value-type="string" calcext:value-type="string">
            <text:p>4a-step_4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234" office:value-type="string" calcext:value-type="string">
            <text:p>Thu</text:p>
          </table:table-cell>
          <table:table-cell table:style-name="ce239" office:value-type="date" office:date-value="2020-03-05" calcext:value-type="date">
            <text:p>03-05</text:p>
          </table:table-cell>
          <table:table-cell table:style-name="ce248" office:value-type="string" calcext:value-type="string">
            <text:p>4b-seeourminds-mulder – <text:span text:style-name="T3">Fox Mulder</text:span></text:p>
          </table:table-cell>
          <table:table-cell table:style-name="ce242" office:value-type="string" calcext:value-type="string">
            <text:p>AV-MS</text:p>
          </table:table-cell>
          <table:table-cell table:style-name="ce265" office:value-type="date" office:date-value="2020-03-05" calcext:value-type="date">
            <text:p>03-05</text:p>
          </table:table-cell>
          <table:table-cell table:style-name="ce280" office:value-type="time" office:time-value="PT12H10M00S" calcext:value-type="time">
            <text:p>12:10 PM</text:p>
          </table:table-cell>
          <table:table-cell table:style-name="ce265" office:value-type="date" office:date-value="2020-03-05" calcext:value-type="date">
            <text:p>03-05</text:p>
          </table:table-cell>
          <table:table-cell table:style-name="ce280" office:value-type="time" office:time-value="PT12H10M00S" calcext:value-type="time">
            <text:p>12:10 PM</text:p>
          </table:table-cell>
          <table:table-cell table:style-name="ce265" office:value-type="date" office:date-value="2020-03-05" calcext:value-type="date">
            <text:p>03-05</text:p>
          </table:table-cell>
          <table:table-cell table:style-name="ce280" office:value-type="time" office:time-value="PT12H10M00S" calcext:value-type="time">
            <text:p>12:10 PM</text:p>
          </table:table-cell>
          <table:table-cell table:style-name="ce265" office:value-type="date" office:date-value="2020-03-05" calcext:value-type="date">
            <text:p>03-05</text:p>
          </table:table-cell>
          <table:table-cell table:style-name="ce280" office:value-type="time" office:time-value="PT12H10M00S" calcext:value-type="time">
            <text:p>12:10 PM</text:p>
          </table:table-cell>
          <table:table-cell table:style-name="ce265" office:value-type="date" office:date-value="2020-03-05" calcext:value-type="date">
            <text:p>03-05</text:p>
          </table:table-cell>
          <table:table-cell table:style-name="ce280" office:value-type="time" office:time-value="PT12H10M00S" calcext:value-type="time">
            <text:p>12:10 PM</text:p>
          </table:table-cell>
          <table:table-cell table:style-name="ce265" office:value-type="date" office:date-value="2020-03-05" calcext:value-type="date">
            <text:p>03-05</text:p>
          </table:table-cell>
          <table:table-cell table:style-name="ce280" office:value-type="time" office:time-value="PT12H10M00S" calcext:value-type="time">
            <text:p>12:10 PM</text:p>
          </table:table-cell>
          <table:table-cell table:style-name="ce289" office:value-type="string" calcext:value-type="string">
            <text:p>4b-seeourminds-mulder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238" office:value-type="date" office:date-value="2020-03-06" calcext:value-type="date">
            <text:p>03-06</text:p>
          </table:table-cell>
          <table:table-cell table:style-name="ce248" office:value-type="string" calcext:value-type="string">
            <text:p>4c-artsyvisions-scully – <text:span text:style-name="T3">Dana Scully</text:span></text:p>
          </table:table-cell>
          <table:table-cell table:style-name="ce242" office:value-type="string" calcext:value-type="string">
            <text:p>AV-MS</text:p>
          </table:table-cell>
          <table:table-cell table:style-name="ce265" office:value-type="date" office:date-value="2020-03-06" calcext:value-type="date">
            <text:p>03-06</text:p>
          </table:table-cell>
          <table:table-cell table:style-name="ce280" office:value-type="time" office:time-value="PT16H00M00S" calcext:value-type="time">
            <text:p>04:00 PM</text:p>
          </table:table-cell>
          <table:table-cell table:style-name="ce265" office:value-type="date" office:date-value="2020-03-06" calcext:value-type="date">
            <text:p>03-06</text:p>
          </table:table-cell>
          <table:table-cell table:style-name="ce280" office:value-type="time" office:time-value="PT16H00M00S" calcext:value-type="time">
            <text:p>04:00 PM</text:p>
          </table:table-cell>
          <table:table-cell table:style-name="ce265" office:value-type="date" office:date-value="2020-03-06" calcext:value-type="date">
            <text:p>03-06</text:p>
          </table:table-cell>
          <table:table-cell table:style-name="ce280" office:value-type="time" office:time-value="PT16H00M00S" calcext:value-type="time">
            <text:p>04:00 PM</text:p>
          </table:table-cell>
          <table:table-cell table:style-name="ce265" office:value-type="date" office:date-value="2020-03-06" calcext:value-type="date">
            <text:p>03-06</text:p>
          </table:table-cell>
          <table:table-cell table:style-name="ce280" office:value-type="time" office:time-value="PT16H00M00S" calcext:value-type="time">
            <text:p>04:00 PM</text:p>
          </table:table-cell>
          <table:table-cell table:style-name="ce265" office:value-type="date" office:date-value="2020-03-06" calcext:value-type="date">
            <text:p>03-06</text:p>
          </table:table-cell>
          <table:table-cell table:style-name="ce280" office:value-type="time" office:time-value="PT16H00M00S" calcext:value-type="time">
            <text:p>04:00 PM</text:p>
          </table:table-cell>
          <table:table-cell table:style-name="ce265" office:value-type="date" office:date-value="2020-03-06" calcext:value-type="date">
            <text:p>03-06</text:p>
          </table:table-cell>
          <table:table-cell table:style-name="ce280" office:value-type="time" office:time-value="PT16H00M00S" calcext:value-type="time">
            <text:p>04:00 PM</text:p>
          </table:table-cell>
          <table:table-cell table:style-name="ce289" office:value-type="string" calcext:value-type="string">
            <text:p>4c-artsyvisions-scully</text:p>
          </table:table-cell>
          <table:table-cell table:number-columns-repeated="1005"/>
        </table:table-row>
        <table:table-row table:style-name="ro7">
          <table:table-cell table:style-name="ce225" office:value-type="string" calcext:value-type="string">
            <text:p>4d</text:p>
          </table:table-cell>
          <table:table-cell table:style-name="ce232" office:value-type="float" office:value="18" calcext:value-type="float">
            <text:p>18</text:p>
          </table:table-cell>
          <table:table-cell table:style-name="ce232" office:value-type="string" calcext:value-type="string">
            <text:p>Sat</text:p>
          </table:table-cell>
          <table:table-cell table:style-name="ce237" office:value-type="date" office:date-value="2020-03-07" calcext:value-type="date">
            <text:p>03-07</text:p>
          </table:table-cell>
          <table:table-cell table:style-name="ce252" office:value-type="string" calcext:value-type="string">
            <text:p><text:span text:style-name="T26">4d-combo_image – </text:span>Mulder &amp; Scully</text:p>
          </table:table-cell>
          <table:table-cell table:style-name="ce258" office:value-type="string" calcext:value-type="string">
            <text:p>AV-MS</text:p>
          </table:table-cell>
          <table:table-cell table:style-name="ce268" office:value-type="date" office:date-value="2020-03-07" calcext:value-type="date">
            <text:p>03-07</text:p>
          </table:table-cell>
          <table:table-cell table:style-name="ce282" office:value-type="time" office:time-value="PT21H50M00S" calcext:value-type="time">
            <text:p>09:50 PM</text:p>
          </table:table-cell>
          <table:table-cell table:style-name="ce268" office:value-type="date" office:date-value="2020-03-07" calcext:value-type="date">
            <text:p>03-07</text:p>
          </table:table-cell>
          <table:table-cell table:style-name="ce282" office:value-type="time" office:time-value="PT21H50M00S" calcext:value-type="time">
            <text:p>09:50 PM</text:p>
          </table:table-cell>
          <table:table-cell table:style-name="ce268" office:value-type="date" office:date-value="2020-03-07" calcext:value-type="date">
            <text:p>03-07</text:p>
          </table:table-cell>
          <table:table-cell table:style-name="ce282" office:value-type="time" office:time-value="PT21H50M00S" calcext:value-type="time">
            <text:p>09:50 PM</text:p>
          </table:table-cell>
          <table:table-cell table:style-name="ce268" office:value-type="date" office:date-value="2020-03-07" calcext:value-type="date">
            <text:p>03-07</text:p>
          </table:table-cell>
          <table:table-cell table:style-name="ce282" office:value-type="time" office:time-value="PT21H50M00S" calcext:value-type="time">
            <text:p>09:50 PM</text:p>
          </table:table-cell>
          <table:table-cell table:style-name="ce268" office:value-type="date" office:date-value="2020-03-07" calcext:value-type="date">
            <text:p>03-07</text:p>
          </table:table-cell>
          <table:table-cell table:style-name="ce282" office:value-type="time" office:time-value="PT21H50M00S" calcext:value-type="time">
            <text:p>09:50 PM</text:p>
          </table:table-cell>
          <table:table-cell table:style-name="ce268" office:value-type="date" office:date-value="2020-03-07" calcext:value-type="date">
            <text:p>03-07</text:p>
          </table:table-cell>
          <table:table-cell table:style-name="ce282" office:value-type="time" office:time-value="PT21H50M00S" calcext:value-type="time">
            <text:p>09:50 PM</text:p>
          </table:table-cell>
          <table:table-cell table:style-name="ce288" office:value-type="string" calcext:value-type="string">
            <text:p>4d-combo_image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234" office:value-type="string" calcext:value-type="string">
            <text:p>Tue</text:p>
          </table:table-cell>
          <table:table-cell table:style-name="ce239" office:value-type="date" office:date-value="2020-03-10" calcext:value-type="date">
            <text:p>03-10</text:p>
          </table:table-cell>
          <table:table-cell table:style-name="ce248" office:value-type="string" calcext:value-type="string">
            <text:p>5a-step_5 – Step 5 – Use images in ebooks</text:p>
          </table:table-cell>
          <table:table-cell table:style-name="ce242" office:value-type="string" calcext:value-type="string">
            <text:p>A-AP</text:p>
          </table:table-cell>
          <table:table-cell table:style-name="ce264" office:value-type="date" office:date-value="2020-03-10" calcext:value-type="date">
            <text:p>03-10</text:p>
          </table:table-cell>
          <table:table-cell table:style-name="ce280" office:value-type="time" office:time-value="PT12H25M00S" calcext:value-type="time">
            <text:p>12:25 PM</text:p>
          </table:table-cell>
          <table:table-cell table:style-name="ce264" office:value-type="date" office:date-value="2020-03-10" calcext:value-type="date">
            <text:p>03-10</text:p>
          </table:table-cell>
          <table:table-cell table:style-name="ce280" office:value-type="time" office:time-value="PT12H25M00S" calcext:value-type="time">
            <text:p>12:25 PM</text:p>
          </table:table-cell>
          <table:table-cell table:style-name="ce264" office:value-type="date" office:date-value="2020-03-10" calcext:value-type="date">
            <text:p>03-10</text:p>
          </table:table-cell>
          <table:table-cell table:style-name="ce280" office:value-type="time" office:time-value="PT12H25M00S" calcext:value-type="time">
            <text:p>12:25 PM</text:p>
          </table:table-cell>
          <table:table-cell table:style-name="ce264" office:value-type="date" office:date-value="2020-03-10" calcext:value-type="date">
            <text:p>03-10</text:p>
          </table:table-cell>
          <table:table-cell table:style-name="ce280" office:value-type="time" office:time-value="PT12H25M00S" calcext:value-type="time">
            <text:p>12:25 PM</text:p>
          </table:table-cell>
          <table:table-cell table:style-name="ce264" office:value-type="date" office:date-value="2020-03-10" calcext:value-type="date">
            <text:p>03-10</text:p>
          </table:table-cell>
          <table:table-cell table:style-name="ce280" office:value-type="time" office:time-value="PT12H25M00S" calcext:value-type="time">
            <text:p>12:25 PM</text:p>
          </table:table-cell>
          <table:table-cell table:style-name="ce264" office:value-type="date" office:date-value="2020-03-10" calcext:value-type="date">
            <text:p>03-10</text:p>
          </table:table-cell>
          <table:table-cell table:style-name="ce280" office:value-type="time" office:time-value="PT12H25M00S" calcext:value-type="time">
            <text:p>12:25 PM</text:p>
          </table:table-cell>
          <table:table-cell table:style-name="ce289" office:value-type="string" calcext:value-type="string">
            <text:p>5a-step_5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24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265" office:value-type="date" office:date-value="2020-03-11" calcext:value-type="date">
            <text:p>03-11</text:p>
          </table:table-cell>
          <table:table-cell table:style-name="ce280" office:value-type="time" office:time-value="PT09H30M00S" calcext:value-type="time">
            <text:p>09:30 AM</text:p>
          </table:table-cell>
          <table:table-cell table:style-name="ce265" office:value-type="date" office:date-value="2020-03-11" calcext:value-type="date">
            <text:p>03-11</text:p>
          </table:table-cell>
          <table:table-cell table:style-name="ce280" office:value-type="time" office:time-value="PT09H30M00S" calcext:value-type="time">
            <text:p>09:30 AM</text:p>
          </table:table-cell>
          <table:table-cell table:style-name="ce265" office:value-type="date" office:date-value="2020-03-11" calcext:value-type="date">
            <text:p>03-11</text:p>
          </table:table-cell>
          <table:table-cell table:style-name="ce280" office:value-type="time" office:time-value="PT09H30M00S" calcext:value-type="time">
            <text:p>09:30 AM</text:p>
          </table:table-cell>
          <table:table-cell table:style-name="ce265" office:value-type="date" office:date-value="2020-03-11" calcext:value-type="date">
            <text:p>03-11</text:p>
          </table:table-cell>
          <table:table-cell table:style-name="ce280" office:value-type="time" office:time-value="PT09H30M00S" calcext:value-type="time">
            <text:p>09:30 AM</text:p>
          </table:table-cell>
          <table:table-cell table:style-name="ce265" office:value-type="date" office:date-value="2020-03-11" calcext:value-type="date">
            <text:p>03-11</text:p>
          </table:table-cell>
          <table:table-cell table:style-name="ce280" office:value-type="time" office:time-value="PT09H30M00S" calcext:value-type="time">
            <text:p>09:30 AM</text:p>
          </table:table-cell>
          <table:table-cell table:style-name="ce265" office:value-type="date" office:date-value="2020-03-11" calcext:value-type="date">
            <text:p>03-11</text:p>
          </table:table-cell>
          <table:table-cell table:style-name="ce280" office:value-type="time" office:time-value="PT09H30M00S" calcext:value-type="time">
            <text:p>09:30 AM</text:p>
          </table:table-cell>
          <table:table-cell table:style-name="ce289" office:value-type="string" calcext:value-type="string">
            <text:p>5b-ebooks-donald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248" office:value-type="string" calcext:value-type="string">
            <text:p><text:span text:style-name="T29">Images can be difficult – </text:span><text:span text:style-name="T30">Nancy Pelosi</text:span></text:p>
          </table:table-cell>
          <table:table-cell office:value-type="string" calcext:value-type="string">
            <text:p>A-VPP</text:p>
          </table:table-cell>
          <table:table-cell table:style-name="ce269" office:value-type="date" office:date-value="2020-03-12" calcext:value-type="date">
            <text:p>03-12</text:p>
          </table:table-cell>
          <table:table-cell table:style-name="ce280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89"/>
          <table:table-cell table:number-columns-repeated="1005"/>
        </table:table-row>
        <table:table-row table:style-name="ro7">
          <table:table-cell table:style-name="ce224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238" office:value-type="date" office:date-value="2020-03-13" calcext:value-type="date">
            <text:p>03-13</text:p>
          </table:table-cell>
          <table:table-cell table:style-name="ce249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264"/>
          <table:table-cell table:style-name="ce280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89"/>
          <table:table-cell table:number-columns-repeated="1005"/>
        </table:table-row>
        <table:table-row table:style-name="ro7">
          <table:table-cell table:style-name="ce220" office:value-type="string" calcext:value-type="string">
            <text:p>6a</text:p>
          </table:table-cell>
          <table:table-cell table:style-name="ce229" office:value-type="float" office:value="23" calcext:value-type="float">
            <text:p>23</text:p>
          </table:table-cell>
          <table:table-cell table:style-name="ce229" office:value-type="string" calcext:value-type="string">
            <text:p>Mon</text:p>
          </table:table-cell>
          <table:table-cell table:style-name="ce240" office:value-type="date" office:date-value="2020-03-16" calcext:value-type="date">
            <text:p>03-16</text:p>
          </table:table-cell>
          <table:table-cell table:style-name="ce250" office:value-type="string" calcext:value-type="string">
            <text:p>Step 6 – Post images to social networks</text:p>
          </table:table-cell>
          <table:table-cell table:style-name="ce257" office:value-type="string" calcext:value-type="string">
            <text:p>A-AP</text:p>
          </table:table-cell>
          <table:table-cell table:style-name="ce262"/>
          <table:table-cell table:style-name="ce274"/>
          <table:table-cell table:style-name="ce236"/>
          <table:table-cell table:style-name="ce281"/>
          <table:table-cell table:style-name="ce236"/>
          <table:table-cell table:style-name="ce281"/>
          <table:table-cell table:style-name="ce236"/>
          <table:table-cell table:style-name="ce281"/>
          <table:table-cell table:style-name="ce236"/>
          <table:table-cell table:style-name="ce281"/>
          <table:table-cell table:style-name="ce236"/>
          <table:table-cell table:style-name="ce281"/>
          <table:table-cell table:style-name="ce287"/>
          <table:table-cell table:number-columns-repeated="1005"/>
        </table:table-row>
        <table:table-row table:style-name="ro7">
          <table:table-cell table:style-name="ce224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245" office:value-type="string" calcext:value-type="string">
            <text:p><text:span text:style-name="T29">Post to Social Sites – </text:span><text:span text:style-name="T30">George Washington</text:span></text:p>
          </table:table-cell>
          <table:table-cell table:style-name="ce242" office:value-type="string" calcext:value-type="string">
            <text:p>A-AP</text:p>
          </table:table-cell>
          <table:table-cell table:style-name="ce264"/>
          <table:table-cell table:style-name="ce280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89"/>
          <table:table-cell table:number-columns-repeated="1005"/>
        </table:table-row>
        <table:table-row table:style-name="ro7">
          <table:table-cell table:style-name="ce224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248" office:value-type="string" calcext:value-type="string">
            <text:p><text:span text:style-name="T31">Summary next: relationships – </text:span><text:span text:style-name="T3">Patrick Henry</text:span></text:p>
          </table:table-cell>
          <table:table-cell table:style-name="ce242" office:value-type="string" calcext:value-type="string">
            <text:p>A-AP</text:p>
          </table:table-cell>
          <table:table-cell table:style-name="ce264"/>
          <table:table-cell table:style-name="ce280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89"/>
          <table:table-cell table:number-columns-repeated="1005"/>
        </table:table-row>
        <table:table-row table:style-name="ro7">
          <table:table-cell table:style-name="ce225" office:value-type="string" calcext:value-type="string">
            <text:p>6d</text:p>
          </table:table-cell>
          <table:table-cell table:style-name="ce232" office:value-type="float" office:value="26" calcext:value-type="float">
            <text:p>26</text:p>
          </table:table-cell>
          <table:table-cell table:style-name="ce232" office:value-type="string" calcext:value-type="string">
            <text:p>Thu</text:p>
          </table:table-cell>
          <table:table-cell table:style-name="ce237" office:value-type="date" office:date-value="2020-03-19" calcext:value-type="date">
            <text:p>03-19</text:p>
          </table:table-cell>
          <table:table-cell table:style-name="ce252" office:value-type="string" calcext:value-type="string">
            <text:p>Founders deluxe combo image with pcts</text:p>
          </table:table-cell>
          <table:table-cell table:style-name="ce258" office:value-type="string" calcext:value-type="string">
            <text:p>A-AP</text:p>
          </table:table-cell>
          <table:table-cell table:style-name="ce263"/>
          <table:table-cell table:style-name="ce275"/>
          <table:table-cell table:style-name="ce266"/>
          <table:table-cell table:style-name="ce279"/>
          <table:table-cell table:style-name="ce266"/>
          <table:table-cell table:style-name="ce279"/>
          <table:table-cell table:style-name="ce266"/>
          <table:table-cell table:style-name="ce279"/>
          <table:table-cell table:style-name="ce266"/>
          <table:table-cell table:style-name="ce279"/>
          <table:table-cell table:style-name="ce266"/>
          <table:table-cell table:style-name="ce279"/>
          <table:table-cell table:style-name="ce288"/>
          <table:table-cell table:number-columns-repeated="1005"/>
        </table:table-row>
        <table:table-row table:style-name="ro7">
          <table:table-cell table:style-name="ce219"/>
          <table:table-cell table:style-name="ce204" table:number-columns-repeated="3"/>
          <table:table-cell table:style-name="ce249"/>
          <table:table-cell table:style-name="ce242"/>
          <table:table-cell table:style-name="ce270"/>
          <table:table-cell table:style-name="ce209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226" office:value-type="string" calcext:value-type="string">
            <text:p>“Link To” Key</text:p>
          </table:table-cell>
          <table:table-cell table:style-name="ce204"/>
          <table:table-cell table:style-name="ce248"/>
          <table:table-cell table:style-name="ce242"/>
          <table:table-cell table:style-name="ce270"/>
          <table:table-cell table:style-name="ce209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8"/>
          <table:table-cell table:style-name="ce242" office:value-type="string" calcext:value-type="string">
            <text:p>A-AP</text:p>
          </table:table-cell>
          <table:table-cell table:style-name="ce245" office:value-type="string" calcext:value-type="string">
            <text:p>amazon author page</text:p>
          </table:table-cell>
          <table:table-cell table:style-name="ce242"/>
          <table:table-cell table:style-name="ce270"/>
          <table:table-cell table:style-name="ce209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8"/>
          <table:table-cell table:style-name="ce204" office:value-type="string" calcext:value-type="string">
            <text:p>A-VPP</text:p>
          </table:table-cell>
          <table:table-cell table:style-name="ce248" office:value-type="string" calcext:value-type="string">
            <text:p>Visualizing Politicians’ Personalities</text:p>
          </table:table-cell>
          <table:table-cell table:style-name="ce242"/>
          <table:table-cell table:style-name="ce270"/>
          <table:table-cell table:style-name="ce209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8"/>
          <table:table-cell table:style-name="ce242" office:value-type="string" calcext:value-type="string">
            <text:p>AV-MS</text:p>
          </table:table-cell>
          <table:table-cell table:style-name="ce245" office:value-type="string" calcext:value-type="string">
            <text:p>ArtsyVisions.com – Mulder &amp; Skully</text:p>
          </table:table-cell>
          <table:table-cell table:style-name="ce242"/>
          <table:table-cell table:style-name="ce270"/>
          <table:table-cell table:style-name="ce209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Default"/>
          <table:table-cell table:style-name="ce204"/>
          <table:table-cell office:value-type="string" calcext:value-type="string">
            <text:p>GR-POL</text:p>
          </table:table-cell>
          <table:table-cell table:style-name="ce245" office:value-type="string" calcext:value-type="string">
            <text:p>Goodreads – Politicans 2019 bookshelf</text:p>
          </table:table-cell>
          <table:table-cell table:style-name="ce242"/>
          <table:table-cell table:style-name="ce270"/>
          <table:table-cell table:style-name="ce209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Default"/>
          <table:table-cell table:style-name="ce204"/>
          <table:table-cell office:value-type="string" calcext:value-type="string">
            <text:p>GROJA</text:p>
          </table:table-cell>
          <table:table-cell table:style-name="ce253" office:value-type="string" calcext:value-type="string">
            <text:p>Groja.com – About</text:p>
          </table:table-cell>
          <table:table-cell table:style-name="ce242"/>
          <table:table-cell table:style-name="ce270"/>
          <table:table-cell table:style-name="ce209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Default"/>
          <table:table-cell table:style-name="ce204"/>
          <table:table-cell table:style-name="ce204" office:value-type="string" calcext:value-type="string">
            <text:p>SOM-GAL</text:p>
          </table:table-cell>
          <table:table-cell table:style-name="ce245" office:value-type="string" calcext:value-type="string">
            <text:p>SeeOurMinds – Galleries – All</text:p>
          </table:table-cell>
          <table:table-cell table:style-name="ce242"/>
          <table:table-cell table:style-name="ce270"/>
          <table:table-cell table:style-name="ce209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ce204" table:number-columns-repeated="2"/>
          <table:table-cell table:style-name="ce204" office:value-type="string" calcext:value-type="string">
            <text:p>SOM-H</text:p>
          </table:table-cell>
          <table:table-cell table:style-name="ce245" office:value-type="string" calcext:value-type="string">
            <text:p>SeeOurMinds – Home page</text:p>
          </table:table-cell>
          <table:table-cell table:style-name="ce242"/>
          <table:table-cell table:style-name="ce204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ce204" table:number-columns-repeated="2"/>
          <table:table-cell table:style-name="ce204" office:value-type="string" calcext:value-type="string">
            <text:p>SOM-QZ</text:p>
          </table:table-cell>
          <table:table-cell table:style-name="ce245" office:value-type="string" calcext:value-type="string">
            <text:p>SeeOurMinds – Quiz</text:p>
          </table:table-cell>
          <table:table-cell table:style-name="ce242"/>
          <table:table-cell table:style-name="ce204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ce204" table:number-columns-repeated="2"/>
          <table:table-cell table:style-name="Default" table:number-columns-repeated="2"/>
          <table:table-cell table:style-name="ce242"/>
          <table:table-cell table:style-name="ce204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ce204" table:number-columns-repeated="2"/>
          <table:table-cell table:style-name="Default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/>
          <table:table-cell table:style-name="ce204" table:number-columns-repeated="3"/>
          <table:table-cell table:style-name="ce245"/>
          <table:table-cell table:style-name="ce256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4">
          <table:table-cell table:style-name="ce227"/>
          <table:table-cell table:style-name="ce204" table:number-columns-repeated="3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/>
          <table:table-cell table:style-name="ce204" table:number-columns-repeated="3"/>
          <table:table-cell/>
          <table:table-cell table:style-name="ce260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/>
          <table:table-cell table:style-name="ce204" table:number-columns-repeated="3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7">
          <table:table-cell table:style-name="ce228"/>
          <table:table-cell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2">
          <table:table-cell table:style-name="ce226"/>
          <table:table-cell table:style-name="ce204" table:number-columns-repeated="3"/>
          <table:table-cell table:style-name="ce248"/>
          <table:table-cell table:style-name="ce242"/>
          <table:table-cell table:style-name="ce205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 table:number-rows-repeated="4">
          <table:table-cell table:style-name="ce226"/>
          <table:table-cell table:style-name="ce204"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5"/>
          <table:table-cell table:style-name="ce256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4">
          <table:table-cell table:style-name="ce227"/>
          <table:table-cell table:number-columns-repeated="3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2">
          <table:table-cell table:style-name="ce226"/>
          <table:table-cell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7" table:number-rows-repeated="4">
          <table:table-cell table:style-name="ce228"/>
          <table:table-cell table:number-columns-repeated="4"/>
          <table:table-cell table:style-name="ce260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7">
          <table:table-cell table:style-name="ce228"/>
          <table:table-cell table:style-name="ce204" table:number-columns-repeated="3"/>
          <table:table-cell/>
          <table:table-cell table:style-name="ce260"/>
          <table:table-cell table:style-name="ce205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7" table:number-rows-repeated="3">
          <table:table-cell table:style-name="ce228"/>
          <table:table-cell table:style-name="ce204" table:number-columns-repeated="3"/>
          <table:table-cell/>
          <table:table-cell table:style-name="ce260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 table:number-rows-repeated="7">
          <table:table-cell table:style-name="ce226"/>
          <table:table-cell table:style-name="ce204" table:number-columns-repeated="3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60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60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206" table:number-columns-repeated="3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284"/>
          <table:table-cell/>
          <table:table-cell table:style-name="ce284"/>
          <table:table-cell/>
          <table:table-cell table:style-name="ce284"/>
          <table:table-cell/>
          <table:table-cell table:style-name="ce284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284"/>
          <table:table-cell/>
          <table:table-cell table:style-name="ce284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8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00" office:value-type="string" calcext:value-type="string">
            <text:p>Oct. 17, 2019 – after debate, 1 of 5</text:p>
          </table:table-cell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0"/>
          <table:table-cell table:style-name="ce76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09"/>
          <table:table-cell table:style-name="ce76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09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<text:span text:style-name="T14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0">Text announcement on </text:span><text:span text:style-name="T11">better together </text:span>slack</text:p>
          </table:table-cell>
          <table:table-cell table:style-name="ce109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09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<text:span text:style-name="T14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09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<text:span text:style-name="T14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01" office:value-type="string" calcext:value-type="string">
            <text:p>Nov. 20-21, 2019 – day of and after fifth debate, 2-3 of 5</text:p>
          </table:table-cell>
          <table:table-cell table:style-name="ce103"/>
          <table:table-cell table:style-name="ce36"/>
          <table:table-cell table:style-name="ce43"/>
          <table:table-cell table:style-name="ce119"/>
          <table:table-cell table:style-name="ce87"/>
          <table:table-cell table:style-name="ce119"/>
          <table:table-cell table:style-name="ce87"/>
          <table:table-cell table:style-name="ce119"/>
          <table:table-cell table:style-name="ce87"/>
          <table:table-cell table:style-name="ce119"/>
          <table:table-cell table:style-name="ce87"/>
          <table:table-cell table:style-name="ce119"/>
          <table:table-cell table:style-name="ce87"/>
          <table:table-cell table:style-name="ce119"/>
          <table:table-cell table:style-name="ce87"/>
          <table:table-cell table:style-name="ce105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0"/>
          <table:table-cell table:style-name="ce76" office:value-type="date" office:date-value="2019-11-18" calcext:value-type="date">
            <text:p>11-18</text:p>
          </table:table-cell>
          <table:table-cell table:style-name="ce120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0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20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10"/>
          <table:table-cell table:style-name="ce76" office:value-type="date" office:date-value="2019-11-19" calcext:value-type="date">
            <text:p>11-19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9"/>
          <table:table-cell table:style-name="ce76" office:value-type="date" office:date-value="2019-11-20" calcext:value-type="date">
            <text:p>11-20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9"/>
          <table:table-cell table:style-name="ce76" office:value-type="date" office:date-value="2019-11-20" calcext:value-type="date">
            <text:p>11-20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10"/>
          <table:table-cell table:style-name="ce76" office:value-type="date" office:date-value="2019-11-20" calcext:value-type="date">
            <text:p>11-20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9"/>
          <table:table-cell table:style-name="ce76" office:value-type="date" office:date-value="2019-11-21" calcext:value-type="date">
            <text:p>11-21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102"/>
          <table:table-cell table:style-name="ce104" office:value-type="string" calcext:value-type="string">
            <text:p>Text – Free Ebook Days, day 2</text:p>
          </table:table-cell>
          <table:table-cell table:style-name="ce111"/>
          <table:table-cell table:style-name="ce73" office:value-type="date" office:date-value="2019-11-21" calcext:value-type="date">
            <text:p>11-21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number-columns-repeated="6" table:style-name="ce125" office:value-type="string" calcext:value-type="string">
            <text:p>N/A</text:p>
          </table:table-cell>
          <table:table-cell table:style-name="ce104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101" office:value-type="string" calcext:value-type="string">
            <text:p>Feb. 19, 2020 – Ninth Debate, 1 of 5</text:p>
          </table:table-cell>
          <table:table-cell table:style-name="ce105"/>
          <table:table-cell table:style-name="ce112"/>
          <table:table-cell table:style-name="ce115"/>
          <table:table-cell table:style-name="ce122"/>
          <table:table-cell table:style-name="ce87"/>
          <table:table-cell table:style-name="ce122"/>
          <table:table-cell table:style-name="ce87"/>
          <table:table-cell table:style-name="ce122"/>
          <table:table-cell table:style-name="ce87"/>
          <table:table-cell table:style-name="ce122"/>
          <table:table-cell table:style-name="ce87"/>
          <table:table-cell table:style-name="ce122"/>
          <table:table-cell table:style-name="ce87"/>
          <table:table-cell table:style-name="ce122"/>
          <table:table-cell table:style-name="ce87"/>
          <table:table-cell table:style-name="ce105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09" office:value-type="string" calcext:value-type="string">
            <text:p>Sun</text:p>
          </table:table-cell>
          <table:table-cell table:style-name="ce114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9" office:value-type="string" calcext:value-type="string">
            <text:p>Tue</text:p>
          </table:table-cell>
          <table:table-cell table:style-name="ce114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09" office:value-type="string" calcext:value-type="string">
            <text:p>Wed</text:p>
          </table:table-cell>
          <table:table-cell table:style-name="ce114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06" office:value-type="string" calcext:value-type="string">
            <text:p><text:span text:style-name="T12">After debate – </text:span><text:span text:style-name="T13">one and few offs</text:span><text:span text:style-name="T3"> </text:span>– primary_voters/02-…</text:p>
          </table:table-cell>
          <table:table-cell table:style-name="ce113" office:value-type="string" calcext:value-type="string">
            <text:p>Fri</text:p>
          </table:table-cell>
          <table:table-cell table:style-name="ce116" office:value-type="date" office:date-value="2020-02-21" calcext:value-type="date">
            <text:p>02-21</text:p>
          </table:table-cell>
          <table:table-cell table:number-columns-repeated="12" table:style-name="ce113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00" office:value-type="string" calcext:value-type="string">
            <text:p>Feb. 25, 2020 – Tenth Debate, 2 of 5</text:p>
          </table:table-cell>
          <table:table-cell table:style-name="ce7"/>
          <table:table-cell table:style-name="ce109"/>
          <table:table-cell table:style-name="ce114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7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9" office:value-type="string" calcext:value-type="string">
            <text:p>Mon</text:p>
          </table:table-cell>
          <table:table-cell table:style-name="ce114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107" office:value-type="string" calcext:value-type="string">
            <text:p>Day of debate – early</text:p>
          </table:table-cell>
          <table:table-cell table:style-name="ce109" office:value-type="string" calcext:value-type="string">
            <text:p>Tue</text:p>
          </table:table-cell>
          <table:table-cell table:style-name="ce114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99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13" office:value-type="string" calcext:value-type="string">
            <text:p>Fri</text:p>
          </table:table-cell>
          <table:table-cell table:style-name="ce116" office:value-type="date" office:date-value="2020-02-28" calcext:value-type="date">
            <text:p>02-28</text:p>
          </table:table-cell>
          <table:table-cell table:number-columns-repeated="12" table:style-name="ce113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00" office:value-type="string" calcext:value-type="string">
            <text:p>Mar. 2-3, 2020 – Super Tuesday Eve &amp; Day, 3-4 of 5</text:p>
          </table:table-cell>
          <table:table-cell table:style-name="ce7"/>
          <table:table-cell table:style-name="ce109"/>
          <table:table-cell table:style-name="ce114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27"/>
          <table:table-cell table:number-columns-repeated="1007"/>
        </table:table-row>
        <table:table-row table:style-name="ro5">
          <table:table-cell table:style-name="ce100"/>
          <table:table-cell table:style-name="ce7" office:value-type="string" calcext:value-type="string">
            <text:p>Day before free ebook days start</text:p>
          </table:table-cell>
          <table:table-cell table:style-name="ce109" office:value-type="string" calcext:value-type="string">
            <text:p>Sun</text:p>
          </table:table-cell>
          <table:table-cell table:style-name="ce114" office:value-type="date" office:date-value="2020-03-01" calcext:value-type="date">
            <text:p>03-01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09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7">
          <table:table-cell table:style-name="ce102"/>
          <table:table-cell table:style-name="ce104" office:value-type="string" calcext:value-type="string">
            <text:p>Last free ebook day</text:p>
          </table:table-cell>
          <table:table-cell table:style-name="ce111" office:value-type="string" calcext:value-type="string">
            <text:p>Tue</text:p>
          </table:table-cell>
          <table:table-cell table:style-name="ce117" office:value-type="date" office:date-value="2020-03-03" calcext:value-type="date">
            <text:p>03-03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04" office:value-type="string" calcext:value-type="string">
            <text:p>08-super_tuesday_day</text:p>
          </table:table-cell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5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10"/>
          <table:table-cell table:style-name="ce11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10"/>
          <table:table-cell table:style-name="ce11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10"/>
          <table:table-cell table:style-name="ce11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10"/>
          <table:table-cell table:style-name="ce11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09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10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09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22"/>
        <table:table-column table:style-name="co29" table:default-cell-style-name="ce132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9"/>
          <table:table-cell table:style-name="ce55"/>
          <table:table-cell table:style-name="ce11"/>
          <table:table-cell table:style-name="ce21"/>
          <table:table-cell table:style-name="ce77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8" office:value-type="string" calcext:value-type="string" table:number-columns-spanned="2" table:number-rows-spanned="1">
            <text:p>Day to</text:p>
          </table:table-cell>
          <table:covered-table-cell/>
          <table:table-cell table:style-name="ce130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91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31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7" office:value-type="string" calcext:value-type="string">
            <text:p>See few-offs sheet</text:p>
          </table:table-cell>
          <table:table-cell table:number-columns-repeated="12" table:style-name="ce137" office:value-type="string" calcext:value-type="string">
            <text:p>[few-offs]</text:p>
          </table:table-cell>
          <table:table-cell table:style-name="ce9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33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7" office:value-type="string" calcext:value-type="string">
            <text:p>GR politicians-2020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number-columns-repeated="4" table:style-name="ce137" office:value-type="string" calcext:value-type="string">
            <text:p>N/A</text:p>
          </table:table-cell>
          <table:table-cell table:style-name="ce141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33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33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7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34" office:value-type="string" calcext:value-type="string">
            <text:p>primary_voters</text:p>
          </table:table-cell>
          <table:table-cell table:style-name="ce136" office:value-type="string" calcext:value-type="string">
            <text:p>02-primary_voters-after-ninth_debate – <text:span text:style-name="T15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99" office:value-type="string" calcext:value-type="string">
            <text:p>http://bit.ly/twh-vpp2019</text:p>
          </table:table-cell>
          <table:table-cell table:style-name="ce99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33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3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7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9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8"/>
          <table:table-cell table:style-name="ce11"/>
          <table:table-cell table:style-name="ce77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</table:table-row>
        <table:table-row table:style-name="ro4">
          <table:table-cell table:style-name="ce142" office:value-type="string" calcext:value-type="string">
            <text:p>got_christmas</text:p>
          </table:table-cell>
          <table:table-cell table:style-name="ce143"/>
          <table:table-cell table:style-name="ce146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2"/>
        </table:table-row>
        <table:table-row table:style-name="ro5">
          <table:table-cell/>
          <table:table-cell table:style-name="ce144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7" office:value-type="string" calcext:value-type="string">
            <text:p>VGoTP <text:s/>book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22H00M00S" calcext:value-type="time">
            <text:p>10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5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7" office:value-type="string" calcext:value-type="string">
            <text:p>VGoTP book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5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7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5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7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5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7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33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7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7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5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5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4"/>
        <table:table-column table:style-name="co1" table:default-cell-style-name="ce154"/>
        <table:table-column table:style-name="co49" table:default-cell-style-name="ce160"/>
        <table:table-column table:style-name="co50" table:default-cell-style-name="ce9"/>
        <table:table-column table:style-name="co51" table:default-cell-style-name="ce110"/>
        <table:table-column table:style-name="co52" table:default-cell-style-name="ce167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5"/>
          <table:table-cell table:style-name="ce52"/>
          <table:table-cell table:style-name="ce49"/>
          <table:table-cell table:style-name="ce148"/>
          <table:table-cell table:style-name="ce21"/>
          <table:table-cell table:style-name="ce77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10"/>
          <table:table-cell table:number-columns-repeated="1006"/>
        </table:table-row>
        <table:table-row table:style-name="ro4">
          <table:table-cell table:style-name="ce150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174" table:number-columns-repeated="1005"/>
        </table:table-row>
        <table:table-row table:style-name="ro4">
          <table:table-cell table:style-name="ce150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style-name="ce174" table:number-columns-repeated="1004"/>
        </table:table-row>
        <table:table-row table:style-name="ro5">
          <table:table-cell table:style-name="ce145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Mon</text:p>
          </table:table-cell>
          <table:table-cell table:style-name="ce156" office:value-type="date" office:date-value="2019-12-09" calcext:value-type="date">
            <text:p>12-09</text:p>
          </table:table-cell>
          <table:table-cell table:style-name="ce161" office:value-type="string" calcext:value-type="string">
            <text:p><text:span text:style-name="T16">George Washington &amp; </text:span><text:span text:style-name="T1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7" office:value-type="string" calcext:value-type="string">
            <text:p>VPP book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5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Mon</text:p>
          </table:table-cell>
          <table:table-cell table:style-name="ce156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6" office:value-type="string" calcext:value-type="string">
            <text:p>image on so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5" office:value-type="float" office:value="3" calcext:value-type="float">
            <text:p>3</text:p>
          </table:table-cell>
          <table:table-cell table:style-name="ce152" office:value-type="float" office:value="2" calcext:value-type="float">
            <text:p>2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5" office:value-type="float" office:value="4" calcext:value-type="float">
            <text:p>4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string" calcext:value-type="string">
            <text:p>Tue</text:p>
          </table:table-cell>
          <table:table-cell table:style-name="ce156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5" table:number-columns-repeated="3"/>
          <table:table-cell table:style-name="ce157"/>
          <table:table-cell table:style-name="Default"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5" calcext:value-type="float">
            <text:p>5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11" calcext:value-type="date">
            <text:p>12-11</text:p>
          </table:table-cell>
          <table:table-cell table:style-name="ce162" office:value-type="string" calcext:value-type="string">
            <text:p><text:span text:style-name="T16">Alexander Hamilton &amp; </text:span><text:span text:style-name="T1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4" calcext:value-type="float">
            <text:p>4</text:p>
          </table:table-cell>
          <table:table-cell table:style-name="ce152" office:value-type="string" calcext:value-type="string">
            <text:p>Thu</text:p>
          </table:table-cell>
          <table:table-cell table:style-name="ce158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51" table:number-columns-repeated="3"/>
          <table:table-cell table:style-name="ce159"/>
          <table:table-cell table:style-name="ce163" table:number-columns-repeated="3"/>
          <table:table-cell table:style-name="ce170"/>
          <table:table-cell table:style-name="ce173"/>
          <table:table-cell table:style-name="ce170"/>
          <table:table-cell table:style-name="ce173"/>
          <table:table-cell table:style-name="ce170"/>
          <table:table-cell table:style-name="ce173"/>
          <table:table-cell table:style-name="ce170"/>
          <table:table-cell table:style-name="ce173"/>
          <table:table-cell table:style-name="ce170"/>
          <table:table-cell table:style-name="ce173"/>
          <table:table-cell table:style-name="ce41"/>
          <table:table-cell table:style-name="ce173"/>
          <table:table-cell table:style-name="ce163" table:number-columns-repeated="1005"/>
        </table:table-row>
        <table:table-row table:style-name="ro7">
          <table:table-cell table:style-name="ce145" office:value-type="float" office:value="8" calcext:value-type="float">
            <text:p>8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string" calcext:value-type="string">
            <text:p>Thu</text:p>
          </table:table-cell>
          <table:table-cell table:style-name="ce158" office:value-type="date" office:date-value="2019-12-12" calcext:value-type="date">
            <text:p>12-12</text:p>
          </table:table-cell>
          <table:table-cell table:style-name="ce162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9" calcext:value-type="float">
            <text:p>9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string" calcext:value-type="string">
            <text:p>Thu</text:p>
          </table:table-cell>
          <table:table-cell table:style-name="ce158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5" office:value-type="float" office:value="10" calcext:value-type="float">
            <text:p>10</text:p>
          </table:table-cell>
          <table:table-cell table:style-name="ce151" office:value-type="float" office:value="5" calcext:value-type="float">
            <text:p>5</text:p>
          </table:table-cell>
          <table:table-cell table:style-name="ce145" office:value-type="string" calcext:value-type="string">
            <text:p>Fri</text:p>
          </table:table-cell>
          <table:table-cell table:style-name="ce157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1" calcext:value-type="float">
            <text:p>11</text:p>
          </table:table-cell>
          <table:table-cell table:style-name="ce151" office:value-type="float" office:value="5" calcext:value-type="float">
            <text:p>5</text:p>
          </table:table-cell>
          <table:table-cell table:style-name="ce145" office:value-type="string" calcext:value-type="string">
            <text:p>Sat</text:p>
          </table:table-cell>
          <table:table-cell table:style-name="ce157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1"/>
          <table:table-cell table:style-name="ce145"/>
          <table:table-cell table:style-name="ce157"/>
          <table:table-cell table:number-columns-repeated="2"/>
          <table:table-cell table:style-name="ce137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table:number-columns-repeated="3"/>
          <table:table-cell table:style-name="ce157"/>
          <table:table-cell table:style-name="Default"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12" calcext:value-type="float">
            <text:p>12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string" calcext:value-type="string">
            <text:p>Mon</text:p>
          </table:table-cell>
          <table:table-cell table:style-name="ce158" office:value-type="date" office:date-value="2019-12-16" calcext:value-type="date">
            <text:p>12-16</text:p>
          </table:table-cell>
          <table:table-cell table:style-name="ce162" office:value-type="string" calcext:value-type="string">
            <text:p><text:span text:style-name="T16">Patrick Henry &amp; </text:span><text:span text:style-name="T1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3" calcext:value-type="float">
            <text:p>13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string" calcext:value-type="string">
            <text:p>Mon</text:p>
          </table:table-cell>
          <table:table-cell table:style-name="ce158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string" calcext:value-type="string">
            <text:p>Tue</text:p>
          </table:table-cell>
          <table:table-cell table:style-name="ce157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string" calcext:value-type="string">
            <text:p>Tue</text:p>
          </table:table-cell>
          <table:table-cell table:style-name="ce157" office:value-type="date" office:date-value="2019-12-17" calcext:value-type="date">
            <text:p>12-17</text:p>
          </table:table-cell>
          <table:table-cell table:style-name="ce162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6" calcext:value-type="float">
            <text:p>16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5" office:value-type="float" office:value="17" calcext:value-type="float">
            <text:p>17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20H40M00S" calcext:value-type="time">
            <text:p>08:4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string" calcext:value-type="string">
            <text:p>Thu</text:p>
          </table:table-cell>
          <table:table-cell table:style-name="ce157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9" calcext:value-type="float">
            <text:p>19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string" calcext:value-type="string">
            <text:p>Thu</text:p>
          </table:table-cell>
          <table:table-cell table:style-name="ce157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6H50M00S" calcext:value-type="time">
            <text:p>04:5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Fri</text:p>
          </table:table-cell>
          <table:table-cell table:style-name="ce158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5" office:value-type="float" office:value="21" calcext:value-type="float">
            <text:p>21</text:p>
          </table:table-cell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Fri</text:p>
          </table:table-cell>
          <table:table-cell table:style-name="ce158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45M00S" calcext:value-type="time">
            <text:p>03:45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5" table:number-columns-repeated="2"/>
          <table:table-cell table:style-name="ce152"/>
          <table:table-cell table:style-name="ce158"/>
          <table:table-cell table:number-columns-repeated="2"/>
          <table:table-cell table:style-name="ce137"/>
          <table:table-cell table:style-name="ce169"/>
          <table:table-cell table:style-name="ce172"/>
          <table:table-cell table:style-name="ce168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table:number-columns-repeated="3"/>
          <table:table-cell table:style-name="ce157"/>
          <table:table-cell table:style-name="Default" table:number-columns-repeated="3"/>
          <table:table-cell table:style-name="ce169"/>
          <table:table-cell table:style-name="ce172"/>
          <table:table-cell table:style-name="ce168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51" office:value-type="float" office:value="22" calcext:value-type="float">
            <text:p>22</text:p>
          </table:table-cell>
          <table:table-cell table:style-name="ce153" office:value-type="float" office:value="11" calcext:value-type="float">
            <text:p>11</text:p>
          </table:table-cell>
          <table:table-cell table:style-name="ce152" office:value-type="string" calcext:value-type="string">
            <text:p>Mon</text:p>
          </table:table-cell>
          <table:table-cell table:style-name="ce158" office:value-type="date" office:date-value="2019-12-23" calcext:value-type="date">
            <text:p>12-23</text:p>
          </table:table-cell>
          <table:table-cell table:style-name="ce164" office:value-type="string" calcext:value-type="string">
            <text:p>Ben Franklin &amp; Cory Booker – 6/8</text:p>
          </table:table-cell>
          <table:table-cell table:style-name="ce165" office:value-type="string" calcext:value-type="string">
            <text:p>Lifelong Learners’</text:p>
          </table:table-cell>
          <table:table-cell table:style-name="ce166" office:value-type="string" calcext:value-type="string">
            <text:p>image on so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68" office:value-type="date" office:date-value="2019-12-28" calcext:value-type="date">
            <text:p>2019-12-28</text:p>
          </table:table-cell>
          <table:table-cell table:style-name="ce172" office:value-type="time" office:time-value="PT10H40M00S" calcext:value-type="time">
            <text:p>10:40 A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63" office:value-type="string" calcext:value-type="string">
            <text:p>seeourminds.com/image/4900-politicians-founding_fathers/4902/</text:p>
          </table:table-cell>
          <table:table-cell table:style-name="ce163" table:number-columns-repeated="1004"/>
        </table:table-row>
        <table:table-row table:style-name="ro7">
          <table:table-cell table:style-name="ce145" office:value-type="float" office:value="23" calcext:value-type="float">
            <text:p>23</text:p>
          </table:table-cell>
          <table:table-cell table:style-name="ce152" office:value-type="float" office:value="11" calcext:value-type="float">
            <text:p>11</text:p>
          </table:table-cell>
          <table:table-cell table:style-name="ce152" office:value-type="string" calcext:value-type="string">
            <text:p>Mon</text:p>
          </table:table-cell>
          <table:table-cell table:style-name="ce158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6" office:value-type="string" calcext:value-type="string">
            <text:p>image on so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2" office:value-type="time" office:time-value="PT21H50M00S" calcext:value-type="time">
            <text:p>09:50 PM</text:p>
          </table:table-cell>
          <table:table-cell table:style-name="ce168" office:value-type="date" office:date-value="2019-12-28" calcext:value-type="date">
            <text:p>2019-12-28</text:p>
          </table:table-cell>
          <table:table-cell table:style-name="ce172" office:value-type="time" office:time-value="PT18H35M00S" calcext:value-type="time">
            <text:p>06:35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2" office:value-type="time" office:time-value="PT21H50M00S" calcext:value-type="time">
            <text:p>09:5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2" office:value-type="time" office:time-value="PT21H50M00S" calcext:value-type="time">
            <text:p>09:5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2" office:value-type="time" office:time-value="PT21H50M00S" calcext:value-type="time">
            <text:p>09:5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3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5" office:value-type="float" office:value="24" calcext:value-type="float">
            <text:p>24</text:p>
          </table:table-cell>
          <table:table-cell table:style-name="ce152" office:value-type="float" office:value="12" calcext:value-type="float">
            <text:p>12</text:p>
          </table:table-cell>
          <table:table-cell table:style-name="ce145" office:value-type="string" calcext:value-type="string">
            <text:p>Tue</text:p>
          </table:table-cell>
          <table:table-cell table:style-name="ce157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9" calcext:value-type="date">
            <text:p>2019-12-29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8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25" calcext:value-type="float">
            <text:p>25</text:p>
          </table:table-cell>
          <table:table-cell table:style-name="ce152" office:value-type="float" office:value="12" calcext:value-type="float">
            <text:p>12</text:p>
          </table:table-cell>
          <table:table-cell table:style-name="ce145" office:value-type="string" calcext:value-type="string">
            <text:p>Tue</text:p>
          </table:table-cell>
          <table:table-cell table:style-name="ce157" office:value-type="date" office:date-value="2019-12-24" calcext:value-type="date">
            <text:p>12-24</text:p>
          </table:table-cell>
          <table:table-cell table:style-name="ce162" office:value-type="string" calcext:value-type="string">
            <text:p><text:span text:style-name="T16">Daenerys Stormborn &amp; </text:span><text:span text:style-name="T1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style-name="ce168" office:value-type="date" office:date-value="2019-12-29" calcext:value-type="date">
            <text:p>2019-12-29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26" calcext:value-type="float">
            <text:p>26</text:p>
          </table:table-cell>
          <table:table-cell table:style-name="ce152" office:value-type="float" office:value="13" calcext:value-type="float">
            <text:p>13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table:style-name="ce168" office:value-type="date" office:date-value="2019-12-30" calcext:value-type="date">
            <text:p>2019-12-30</text:p>
          </table:table-cell>
          <table:table-cell table:style-name="ce172" office:value-type="time" office:time-value="PT10H30M00S" calcext:value-type="time">
            <text:p>10:30 A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5" office:value-type="float" office:value="27" calcext:value-type="float">
            <text:p>27</text:p>
          </table:table-cell>
          <table:table-cell table:style-name="ce152" office:value-type="float" office:value="13" calcext:value-type="float">
            <text:p>13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30" calcext:value-type="date">
            <text:p>2019-12-30</text:p>
          </table:table-cell>
          <table:table-cell table:style-name="ce172" office:value-type="time" office:time-value="PT16H20M00S" calcext:value-type="time">
            <text:p>04:2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2"/>
          <table:table-cell table:style-name="ce137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28" calcext:value-type="float">
            <text:p>28</text:p>
          </table:table-cell>
          <table:table-cell table:style-name="ce152" office:value-type="float" office:value="14" calcext:value-type="float">
            <text:p>14</text:p>
          </table:table-cell>
          <table:table-cell table:style-name="ce145" office:value-type="string" calcext:value-type="string">
            <text:p>Thu</text:p>
          </table:table-cell>
          <table:table-cell table:style-name="ce157" office:value-type="date" office:date-value="2019-12-26" calcext:value-type="date">
            <text:p>12-26</text:p>
          </table:table-cell>
          <table:table-cell table:style-name="ce162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168" office:value-type="date" office:date-value="2019-12-31" calcext:value-type="date">
            <text:p>2019-12-31</text:p>
          </table:table-cell>
          <table:table-cell table:style-name="ce172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5" office:value-type="float" office:value="29" calcext:value-type="float">
            <text:p>29</text:p>
          </table:table-cell>
          <table:table-cell table:style-name="ce152" office:value-type="float" office:value="14" calcext:value-type="float">
            <text:p>14</text:p>
          </table:table-cell>
          <table:table-cell table:style-name="ce145" office:value-type="string" calcext:value-type="string">
            <text:p>Thu</text:p>
          </table:table-cell>
          <table:table-cell table:style-name="ce157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style-name="ce168" office:value-type="date" office:date-value="2019-12-31" calcext:value-type="date">
            <text:p>2019-12-31</text:p>
          </table:table-cell>
          <table:table-cell table:style-name="ce172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51" office:value-type="float" office:value="30" calcext:value-type="float">
            <text:p>30</text:p>
          </table:table-cell>
          <table:table-cell table:style-name="ce152" office:value-type="float" office:value="15" calcext:value-type="float">
            <text:p>15</text:p>
          </table:table-cell>
          <table:table-cell table:style-name="ce152" office:value-type="string" calcext:value-type="string">
            <text:p>Fri</text:p>
          </table:table-cell>
          <table:table-cell table:style-name="ce158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20-01-01" calcext:value-type="date">
            <text:p>2020-01-01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3" table:number-columns-repeated="1005"/>
        </table:table-row>
        <table:table-row table:style-name="ro7">
          <table:table-cell table:style-name="ce145" office:value-type="float" office:value="31" calcext:value-type="float">
            <text:p>31</text:p>
          </table:table-cell>
          <table:table-cell table:style-name="ce152" office:value-type="float" office:value="15" calcext:value-type="float">
            <text:p>15</text:p>
          </table:table-cell>
          <table:table-cell table:style-name="ce152" office:value-type="string" calcext:value-type="string">
            <text:p>Fri</text:p>
          </table:table-cell>
          <table:table-cell table:style-name="ce158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20-01-02" calcext:value-type="date">
            <text:p>2020-01-02</text:p>
          </table:table-cell>
          <table:table-cell table:style-name="ce172" office:value-type="time" office:time-value="PT19H20M00S" calcext:value-type="time">
            <text:p>07:2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21.5" calcext:value-type="float">
            <text:p>21.5</text:p>
          </table:table-cell>
          <table:table-cell table:style-name="ce145" office:value-type="float" office:value="10.5" calcext:value-type="float">
            <text:p>10.5</text:p>
          </table:table-cell>
          <table:table-cell table:style-name="ce152" office:value-type="string" calcext:value-type="string">
            <text:p>Sun</text:p>
          </table:table-cell>
          <table:table-cell table:style-name="ce158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groja.com/about</text:p>
          </table:table-cell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 table:number-rows-repeated="34">
          <table:table-cell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 table:number-rows-repeated="25">
          <table:table-cell/>
          <table:table-cell table:style-name="ce152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7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91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6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7"/>
          <table:table-cell table:style-name="ce62" table:number-columns-repeated="12"/>
          <table:table-cell table:style-name="ce92"/>
        </table:table-row>
        <table:table-row table:style-name="ro7">
          <table:table-cell table:style-name="ce17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5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5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6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6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6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6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6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6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6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7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8"/>
          <table:table-cell table:style-name="ce174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91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2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9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2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62" table:number-columns-repeated="10"/>
          <table:table-cell table:style-name="ce92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0"/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7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91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2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2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2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0"/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0"/>
          <table:table-cell/>
          <table:table-cell table:style-name="ce90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0/00/0000</text:date>, <text:time style:data-style-name="N2" text:time-value="09:11:43.479518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11T10:15:13.864576847</dc:date>
    <meta:editing-duration>P76DT23H55M13S</meta:editing-duration>
    <meta:editing-cycles>1326</meta:editing-cycles>
    <meta:document-statistic meta:table-count="11" meta:cell-count="2365" meta:object-count="0"/>
  </office:meta>
</office:document-meta>
</file>